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background-color="#729fcf"/>
    </style:style>
    <style:style style:name="P2" style:family="paragraph" style:parent-style-name="Heading_20_1">
      <style:paragraph-properties fo:margin-top="0.162cm" fo:margin-bottom="0cm" style:contextual-spacing="false" fo:text-align="start" style:justify-single-word="false"/>
      <style:text-properties fo:background-color="#729fcf"/>
    </style:style>
    <style:style style:name="P3" style:family="paragraph" style:parent-style-name="Heading_20_1">
      <style:paragraph-properties fo:margin-top="0.002cm" fo:margin-bottom="0cm" style:contextual-spacing="false" fo:text-align="start" style:justify-single-word="false"/>
      <style:text-properties fo:background-color="#729fcf"/>
    </style:style>
    <style:style style:name="P4" style:family="paragraph" style:parent-style-name="Text_20_body">
      <style:paragraph-properties fo:margin-left="0.18cm" fo:margin-right="0.208cm" fo:margin-top="0.242cm" fo:margin-bottom="0cm" style:contextual-spacing="false" fo:line-height="150%" fo:text-align="start" style:justify-single-word="false" fo:text-indent="1.247cm" style:auto-text-indent="false"/>
    </style:style>
    <style:style style:name="P5" style:family="paragraph" style:parent-style-name="Text_20_body">
      <style:paragraph-properties fo:margin-left="0.18cm" fo:margin-right="0.203cm" fo:margin-top="0.242cm" fo:margin-bottom="0cm" style:contextual-spacing="false" fo:line-height="150%" fo:text-align="start" style:justify-single-word="false" fo:text-indent="1.247cm" style:auto-text-indent="false"/>
    </style:style>
    <style:style style:name="P6" style:family="paragraph" style:parent-style-name="Text_20_body">
      <style:paragraph-properties fo:margin-left="0.18cm" fo:margin-right="0.203cm" fo:line-height="150%" fo:text-align="start" style:justify-single-word="false" fo:text-indent="1.247cm" style:auto-text-indent="false"/>
    </style:style>
    <style:style style:name="P7" style:family="paragraph" style:parent-style-name="Text_20_body">
      <style:paragraph-properties fo:margin-left="0.18cm" fo:margin-right="0.215cm" fo:margin-top="0.242cm" fo:margin-bottom="0cm" style:contextual-spacing="false" fo:line-height="150%" fo:text-align="start" style:justify-single-word="false" fo:text-indent="1.247cm" style:auto-text-indent="false"/>
    </style:style>
    <style:style style:name="P8" style:family="paragraph" style:parent-style-name="Text_20_body">
      <style:paragraph-properties fo:margin-left="0.18cm" fo:margin-right="0.203cm" fo:margin-top="0.002cm" fo:margin-bottom="0cm" style:contextual-spacing="false" fo:line-height="150%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.18cm" fo:margin-right="0.203cm" fo:line-height="150%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.18cm" fo:margin-right="0.205cm" fo:margin-top="0.004cm" fo:margin-bottom="0cm" style:contextual-spacing="false" fo:line-height="150%" fo:text-align="start" style:justify-single-word="false" fo:text-indent="1.247cm" style:auto-text-indent="false"/>
    </style:style>
    <style:style style:name="P11" style:family="paragraph" style:parent-style-name="Text_20_body">
      <style:paragraph-properties fo:margin-left="0.18cm" fo:margin-right="0.205cm" fo:margin-top="0.002cm" fo:margin-bottom="0cm" style:contextual-spacing="false" fo:line-height="150%" fo:text-align="start" style:justify-single-word="false" fo:text-indent="1.247cm" style:auto-text-indent="false"/>
    </style:style>
    <style:style style:name="P12" style:family="paragraph" style:parent-style-name="Text_20_body">
      <style:paragraph-properties fo:margin-left="0.18cm" fo:margin-right="0.205cm" fo:margin-top="0.132cm" fo:margin-bottom="0cm" style:contextual-spacing="false" fo:line-height="150%" fo:text-align="start" style:justify-single-word="false" fo:text-indent="1.247cm" style:auto-text-indent="false"/>
    </style:style>
    <style:style style:name="P13" style:family="paragraph" style:parent-style-name="Text_20_body">
      <style:paragraph-properties fo:margin-left="0.18cm" fo:margin-right="0.205cm" fo:margin-top="0.245cm" fo:margin-bottom="0cm" style:contextual-spacing="false" fo:line-height="150%" fo:text-align="start" style:justify-single-word="false" fo:text-indent="1.247cm" style:auto-text-indent="false"/>
    </style:style>
    <style:style style:name="P14" style:family="paragraph" style:parent-style-name="Text_20_body">
      <style:paragraph-properties fo:margin-left="0.18cm" fo:margin-right="0.206cm" fo:margin-top="0.129cm" fo:margin-bottom="0cm" style:contextual-spacing="false" fo:line-height="150%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0.18cm" fo:margin-right="0.22cm" fo:line-height="150%" fo:text-align="start" style:justify-single-word="false" fo:text-indent="1.247cm" style:auto-text-indent="false"/>
    </style:style>
    <style:style style:name="P16" style:family="paragraph" style:parent-style-name="Text_20_body">
      <style:paragraph-properties fo:margin-left="0.18cm" fo:margin-right="0.206cm" fo:margin-top="0.004cm" fo:margin-bottom="0cm" style:contextual-spacing="false" fo:line-height="150%" fo:text-align="start" style:justify-single-word="false" fo:text-indent="1.247cm" style:auto-text-indent="false"/>
    </style:style>
    <style:style style:name="P17" style:family="paragraph" style:parent-style-name="Text_20_body">
      <style:paragraph-properties fo:margin-top="0.132cm" fo:margin-bottom="0cm" style:contextual-spacing="false" fo:line-height="150%" fo:text-align="start" style:justify-single-word="false"/>
    </style:style>
    <style:style style:name="P18" style:family="paragraph" style:parent-style-name="Text_20_body">
      <style:paragraph-properties fo:margin-left="0.18cm" fo:margin-right="0.208cm" fo:line-height="150%" fo:text-align="start" style:justify-single-word="false" fo:text-indent="1.247cm" style:auto-text-indent="false"/>
      <style:text-properties officeooo:paragraph-rsid="0003eebc"/>
    </style:style>
    <style:style style:name="P19" style:family="paragraph" style:parent-style-name="Text_20_body">
      <style:paragraph-properties fo:margin-left="0.18cm" fo:margin-right="0.205cm" fo:margin-top="0.242cm" fo:margin-bottom="0cm" style:contextual-spacing="false" fo:line-height="150%" fo:text-align="start" style:justify-single-word="false" fo:text-indent="1.247cm" style:auto-text-indent="false"/>
      <style:text-properties officeooo:paragraph-rsid="0003eebc"/>
    </style:style>
    <style:style style:name="P20" style:family="paragraph" style:parent-style-name="Text_20_body">
      <style:paragraph-properties fo:margin-left="0.18cm" fo:margin-right="0.205cm" fo:margin-top="0.004cm" fo:margin-bottom="0cm" style:contextual-spacing="false" fo:line-height="150%" fo:text-align="start" style:justify-single-word="false" fo:text-indent="0cm" style:auto-text-indent="false"/>
    </style:style>
    <style:style style:name="P21" style:family="paragraph" style:parent-style-name="Text_20_body">
      <style:paragraph-properties fo:margin-left="0.18cm" fo:margin-right="0.205cm" fo:margin-top="0.002cm" fo:margin-bottom="0cm" style:contextual-spacing="false" fo:line-height="150%" fo:text-align="start" style:justify-single-word="false" fo:text-indent="0cm" style:auto-text-indent="false"/>
    </style:style>
    <style:style style:name="P22" style:family="paragraph" style:parent-style-name="Standard">
      <style:paragraph-properties fo:margin-left="0.18cm" fo:margin-right="0cm" fo:margin-top="0.245cm" fo:margin-bottom="0cm" style:contextual-spacing="false" fo:text-align="start" style:justify-single-word="false" fo:text-indent="0cm" style:auto-text-indent="false"/>
      <style:text-properties fo:background-color="#b4c7dc"/>
    </style:style>
    <style:style style:name="P23" style:family="paragraph" style:parent-style-name="Text_20_body">
      <style:paragraph-properties fo:margin-left="0.18cm" fo:margin-right="0cm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8pt" style:font-size-asian="18pt"/>
    </style:style>
    <style:style style:name="P25" style:family="paragraph" style:parent-style-name="Text_20_body">
      <style:paragraph-properties fo:margin-left="0cm" fo:margin-right="0cm" fo:margin-top="0.004cm" fo:margin-bottom="0cm" style:contextual-spacing="false" fo:text-align="start" style:justify-single-word="false" fo:text-indent="0cm" style:auto-text-indent="false"/>
      <style:text-properties fo:font-size="18pt" style:font-size-asian="18pt"/>
    </style:style>
    <style:style style:name="P26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17.5pt" style:font-size-asian="17.5pt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3pt" style:font-size-asian="13pt"/>
    </style:style>
    <style:style style:name="P28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10.5pt" style:font-size-asian="10.5pt"/>
    </style:style>
    <style:style style:name="P29" style:family="paragraph" style:parent-style-name="Title" style:master-page-name="Standard">
      <style:paragraph-properties fo:text-align="start" style:justify-single-word="false" style:page-number="auto"/>
      <style:text-properties fo:background-color="#afd095"/>
    </style:style>
    <style:style style:name="P30" style:family="paragraph" style:parent-style-name="Heading_20_1">
      <style:paragraph-properties fo:text-align="start" style:justify-single-word="false"/>
      <style:text-properties style:text-underline-style="solid" style:text-underline-width="bold" style:text-underline-color="font-color" fo:background-color="#729fcf"/>
    </style:style>
    <style:style style:name="P31" style:family="paragraph" style:parent-style-name="Heading_20_1">
      <style:paragraph-properties fo:margin-top="0.002cm" fo:margin-bottom="0cm" style:contextual-spacing="false" fo:text-align="start" style:justify-single-word="false"/>
      <style:text-properties fo:background-color="#729fcf"/>
    </style:style>
    <style:style style:name="P32" style:family="paragraph" style:parent-style-name="List_20_Paragraph" style:list-style-name="L1">
      <style:paragraph-properties fo:margin-top="0.004cm" fo:margin-bottom="0cm" style:contextual-spacing="false" fo:line-height="150%" fo:text-align="start" style:justify-single-word="false">
        <style:tab-stops>
          <style:tab-stop style:position="0.734cm"/>
        </style:tab-stops>
      </style:paragraph-properties>
    </style:style>
    <style:style style:name="P33" style:family="paragraph" style:parent-style-name="List_20_Paragraph" style:list-style-name="L1">
      <style:paragraph-properties fo:margin-top="0cm" fo:margin-bottom="0cm" style:contextual-spacing="false" fo:line-height="150%" fo:text-align="start" style:justify-single-word="false">
        <style:tab-stops>
          <style:tab-stop style:position="0.7cm"/>
        </style:tab-stops>
      </style:paragraph-properties>
    </style:style>
    <style:style style:name="P34" style:family="paragraph" style:parent-style-name="List_20_Paragraph" style:list-style-name="L2">
      <style:paragraph-properties fo:margin-top="0cm" fo:margin-bottom="0cm" style:contextual-spacing="false" fo:line-height="150%" fo:text-align="start" style:justify-single-word="false">
        <style:tab-stops>
          <style:tab-stop style:position="0.679cm"/>
        </style:tab-stops>
      </style:paragraph-properties>
    </style:style>
    <style:style style:name="P35" style:family="paragraph" style:parent-style-name="List_20_Paragraph" style:list-style-name="L2">
      <style:paragraph-properties fo:margin-top="0cm" fo:margin-bottom="0cm" style:contextual-spacing="false" fo:line-height="150%" fo:text-align="start" style:justify-single-word="false">
        <style:tab-stops>
          <style:tab-stop style:position="0.676cm"/>
        </style:tab-stops>
      </style:paragraph-properties>
    </style:style>
    <style:style style:name="P36" style:family="paragraph" style:parent-style-name="List_20_Paragraph">
      <style:paragraph-properties fo:margin-left="0.533cm" fo:margin-right="0cm" fo:margin-top="0.245cm" fo:margin-bottom="0cm" style:contextual-spacing="false" fo:line-height="100%" fo:text-align="start" style:justify-single-word="false" fo:text-indent="-0.355cm" style:auto-text-indent="false">
        <style:tab-stops>
          <style:tab-stop style:position="0.534cm"/>
        </style:tab-stops>
      </style:paragraph-properties>
      <style:text-properties fo:font-size="12pt" officeooo:paragraph-rsid="00041ee3" style:font-size-asian="12pt"/>
    </style:style>
    <style:style style:name="P37" style:family="paragraph" style:parent-style-name="List_20_Paragraph" style:list-style-name="WWNum3">
      <style:paragraph-properties fo:margin-left="0.533cm" fo:margin-right="0cm" fo:margin-top="0.002cm" fo:margin-bottom="0cm" style:contextual-spacing="false" fo:line-height="100%" fo:text-align="start" style:justify-single-word="false" fo:text-indent="-0.355cm" style:auto-text-indent="false">
        <style:tab-stops>
          <style:tab-stop style:position="0.534cm"/>
        </style:tab-stops>
      </style:paragraph-properties>
      <style:text-properties fo:font-size="12pt" style:font-size-asian="12pt"/>
    </style:style>
    <style:style style:name="P38" style:family="paragraph" style:parent-style-name="List_20_Paragraph" style:list-style-name="L8">
      <style:paragraph-properties fo:margin-top="0.242cm" fo:margin-bottom="0cm" style:contextual-spacing="false" fo:line-height="100%" fo:text-align="start" style:justify-single-word="false">
        <style:tab-stops>
          <style:tab-stop style:position="0.534cm"/>
        </style:tab-stops>
      </style:paragraph-properties>
      <style:text-properties fo:font-size="12pt" officeooo:rsid="00041ee3" officeooo:paragraph-rsid="00041ee3" fo:background-color="#ffff6d" style:font-size-asian="12pt"/>
    </style:style>
    <style:style style:name="P39" style:family="paragraph" style:parent-style-name="List_20_Paragraph" style:list-style-name="L8">
      <style:paragraph-properties fo:margin-top="0.242cm" fo:margin-bottom="0cm" style:contextual-spacing="false" fo:line-height="100%" fo:text-align="start" style:justify-single-word="false">
        <style:tab-stops>
          <style:tab-stop style:position="0.534cm"/>
        </style:tab-stops>
      </style:paragraph-properties>
      <style:text-properties fo:background-color="#ffff6d"/>
    </style:style>
    <style:style style:name="P40" style:family="paragraph" style:parent-style-name="List_20_Paragraph" style:list-style-name="L8">
      <style:paragraph-properties fo:margin-top="0.242cm" fo:margin-bottom="0cm" style:contextual-spacing="false" fo:line-height="100%" fo:text-align="start" style:justify-single-word="false">
        <style:tab-stops>
          <style:tab-stop style:position="0.534cm"/>
        </style:tab-stops>
      </style:paragraph-properties>
      <style:text-properties officeooo:rsid="00041ee3" officeooo:paragraph-rsid="00041ee3" fo:background-color="#ffff6d"/>
    </style:style>
    <style:style style:name="P41" style:family="paragraph" style:parent-style-name="Text_20_body" style:master-page-name="Converted1">
      <style:paragraph-properties fo:margin-left="0cm" fo:margin-right="0cm" fo:margin-top="0.002cm" fo:margin-bottom="0cm" style:contextual-spacing="false" fo:text-align="start" style:justify-single-word="false" fo:text-indent="0cm" style:auto-text-indent="false" style:page-number="auto"/>
      <style:text-properties fo:font-size="6pt" style:font-size-asian="6pt"/>
    </style:style>
    <style:style style:name="P42" style:family="paragraph" style:parent-style-name="Text_20_body" style:list-style-name="L3">
      <style:paragraph-properties fo:margin-top="0.242cm" fo:margin-bottom="0cm" style:contextual-spacing="false" fo:line-height="150%" fo:text-align="start" style:justify-single-word="false"/>
    </style:style>
    <style:style style:name="P43" style:family="paragraph" style:parent-style-name="Text_20_body" style:list-style-name="L3">
      <style:paragraph-properties fo:line-height="150%" fo:text-align="start" style:justify-single-word="false"/>
    </style:style>
    <style:style style:name="P44" style:family="paragraph" style:parent-style-name="Text_20_body" style:list-style-name="L4">
      <style:paragraph-properties fo:line-height="150%" fo:text-align="start" style:justify-single-word="false"/>
    </style:style>
    <style:style style:name="P45" style:family="paragraph" style:parent-style-name="Text_20_body" style:list-style-name="L5">
      <style:paragraph-properties fo:line-height="150%" fo:text-align="start" style:justify-single-word="false"/>
      <style:text-properties officeooo:paragraph-rsid="00041ee3"/>
    </style:style>
    <style:style style:name="P46" style:family="paragraph" style:parent-style-name="Text_20_body" style:list-style-name="L5">
      <style:paragraph-properties fo:line-height="150%" fo:text-align="start" style:justify-single-word="false"/>
    </style:style>
    <style:style style:name="P47" style:family="paragraph" style:parent-style-name="Text_20_body" style:list-style-name="L6">
      <style:paragraph-properties fo:line-height="150%" fo:text-align="start" style:justify-single-word="false"/>
    </style:style>
    <style:style style:name="P48" style:family="paragraph" style:parent-style-name="Text_20_body" style:list-style-name="L6">
      <style:paragraph-properties fo:line-height="150%" fo:text-align="start" style:justify-single-word="false"/>
      <style:text-properties officeooo:paragraph-rsid="00041ee3"/>
    </style:style>
    <style:style style:name="P49" style:family="paragraph" style:parent-style-name="Text_20_body" style:list-style-name="L6">
      <style:paragraph-properties fo:margin-top="0.004cm" fo:margin-bottom="0cm" style:contextual-spacing="false" fo:line-height="150%" fo:text-align="start" style:justify-single-word="false"/>
    </style:style>
    <style:style style:name="P50" style:family="paragraph" style:parent-style-name="Text_20_body" style:list-style-name="L6">
      <style:paragraph-properties fo:margin-top="0.002cm" fo:margin-bottom="0cm" style:contextual-spacing="false" fo:line-height="150%" fo:text-align="start" style:justify-single-word="false"/>
    </style:style>
    <style:style style:name="P51" style:family="paragraph" style:parent-style-name="Text_20_body" style:list-style-name="L7">
      <style:paragraph-properties fo:line-height="150%" fo:text-align="start" style:justify-single-word="false"/>
      <style:text-properties officeooo:paragraph-rsid="0003eebc"/>
    </style:style>
    <style:style style:name="P52" style:family="paragraph" style:parent-style-name="Text_20_body" style:list-style-name="L7">
      <style:paragraph-properties fo:line-height="150%" fo:text-align="start" style:justify-single-word="false"/>
    </style:style>
    <style:style style:name="P53" style:family="paragraph" style:parent-style-name="Text_20_body" style:list-style-name="L7">
      <style:paragraph-properties fo:margin-top="0.002cm" fo:margin-bottom="0cm" style:contextual-spacing="false" fo:line-height="150%" fo:text-align="start" style:justify-single-word="false"/>
    </style:style>
    <style:style style:name="P54" style:family="paragraph" style:parent-style-name="Text_20_body" style:list-style-name="L8">
      <style:paragraph-properties fo:margin-top="0.004cm" fo:margin-bottom="0cm" style:contextual-spacing="false" fo:line-height="150%" fo:text-align="start" style:justify-single-word="false"/>
    </style:style>
    <style:style style:name="P55" style:family="paragraph" style:parent-style-name="Text_20_body" style:list-style-name="L9">
      <style:paragraph-properties fo:margin-top="0.242cm" fo:margin-bottom="0cm" style:contextual-spacing="false" fo:line-height="150%" fo:text-align="start" style:justify-single-word="false"/>
      <style:text-properties officeooo:paragraph-rsid="0003eebc"/>
    </style:style>
    <style:style style:name="P56" style:family="paragraph" style:parent-style-name="Text_20_body" style:list-style-name="L9">
      <style:paragraph-properties fo:line-height="150%" fo:text-align="start" style:justify-single-word="false"/>
    </style:style>
    <style:style style:name="P57" style:family="paragraph" style:parent-style-name="Text_20_body" style:list-style-name="L10">
      <style:paragraph-properties fo:line-height="150%" fo:text-align="start" style:justify-single-word="false"/>
    </style:style>
    <style:style style:name="P58" style:family="paragraph" style:parent-style-name="Text_20_body">
      <style:paragraph-properties fo:margin-left="0.18cm" fo:margin-right="0.206cm" fo:margin-top="0.004cm" fo:margin-bottom="0cm" style:contextual-spacing="false" fo:line-height="150%" fo:text-align="start" style:justify-single-word="false" fo:text-indent="0cm" style:auto-text-indent="false"/>
      <style:text-properties officeooo:paragraph-rsid="000d8597"/>
    </style:style>
    <style:style style:name="P59" style:family="paragraph" style:parent-style-name="Text_20_body">
      <style:paragraph-properties fo:margin-left="0.18cm" fo:margin-right="0.205cm" fo:line-height="150%" fo:text-align="start" style:justify-single-word="false" fo:text-indent="0cm" style:auto-text-indent="false"/>
    </style:style>
    <style:style style:name="P60" style:family="paragraph" style:parent-style-name="Text_20_body" style:master-page-name="Converted2">
      <style:paragraph-properties fo:margin-left="0.18cm" fo:margin-right="0.219cm" fo:margin-top="0.132cm" fo:margin-bottom="0cm" style:contextual-spacing="false" fo:line-height="151%" fo:text-align="start" style:justify-single-word="false" fo:text-indent="1.247cm" style:auto-text-indent="false" style:page-number="auto"/>
    </style:style>
    <style:style style:name="P61" style:family="paragraph" style:parent-style-name="Text_20_body" style:list-style-name="L4">
      <style:paragraph-properties fo:line-height="151%" fo:text-align="start" style:justify-single-word="false"/>
    </style:style>
    <style:style style:name="P62" style:family="paragraph" style:parent-style-name="Text_20_body" style:list-style-name="L9">
      <style:paragraph-properties fo:line-height="150%" fo:text-align="start" style:justify-single-word="false"/>
      <style:text-properties officeooo:rsid="00041ee3" officeooo:paragraph-rsid="00041ee3" fo:background-color="#ffff6d"/>
    </style:style>
    <style:style style:name="P63" style:family="paragraph" style:parent-style-name="Text_20_body" style:list-style-name="L11">
      <style:paragraph-properties fo:margin-top="0.002cm" fo:margin-bottom="0cm" style:contextual-spacing="false" fo:text-align="start" style:justify-single-word="false"/>
      <style:text-properties fo:background-color="#ffff6d"/>
    </style:style>
    <style:style style:name="P64" style:family="paragraph" style:parent-style-name="Text_20_body" style:list-style-name="L11">
      <style:paragraph-properties fo:margin-top="0.247cm" fo:margin-bottom="0cm" style:contextual-spacing="false" fo:line-height="150%" fo:text-align="start" style:justify-single-word="false"/>
      <style:text-properties fo:background-color="#ffff6d"/>
    </style:style>
    <style:style style:name="P65" style:family="paragraph" style:parent-style-name="Text_20_body" style:list-style-name="L11">
      <style:paragraph-properties fo:line-height="150%" fo:text-align="start" style:justify-single-word="false"/>
      <style:text-properties fo:background-color="#ffff6d"/>
    </style:style>
    <style:style style:name="T1" style:family="text">
      <style:text-properties fo:letter-spacing="0.002cm"/>
    </style:style>
    <style:style style:name="T2" style:family="text">
      <style:text-properties fo:letter-spacing="0.002cm" style:text-underline-style="solid" style:text-underline-width="bold" style:text-underline-color="font-color"/>
    </style:style>
    <style:style style:name="T3" style:family="text">
      <style:text-properties fo:letter-spacing="0.002cm" fo:background-color="#b4c7dc" loext:char-shading-value="0"/>
    </style:style>
    <style:style style:name="T4" style:family="text">
      <style:text-properties fo:letter-spacing="0.002cm" fo:background-color="#ffff6d" loext:char-shading-value="0"/>
    </style:style>
    <style:style style:name="T5" style:family="text">
      <style:text-properties fo:letter-spacing="0.002cm" fo:background-color="#ffff6d" loext:char-shading-value="0"/>
    </style:style>
    <style:style style:name="T6" style:family="text">
      <style:text-properties fo:letter-spacing="0.002cm" fo:background-color="#ffff00" loext:char-shading-value="0"/>
    </style:style>
    <style:style style:name="T7" style:family="text">
      <style:text-properties fo:letter-spacing="0.002cm" fo:background-color="#ffff00" loext:char-shading-value="0"/>
    </style:style>
    <style:style style:name="T8" style:family="text">
      <style:text-properties fo:letter-spacing="0.002cm" fo:background-color="#ffffa6" loext:char-shading-value="0"/>
    </style:style>
    <style:style style:name="T9" style:family="text">
      <style:text-properties fo:letter-spacing="0.041cm"/>
    </style:style>
    <style:style style:name="T10" style:family="text">
      <style:text-properties fo:letter-spacing="0.041cm" fo:background-color="#ffff6d" loext:char-shading-value="0"/>
    </style:style>
    <style:style style:name="T11" style:family="text">
      <style:text-properties fo:letter-spacing="0.042cm"/>
    </style:style>
    <style:style style:name="T12" style:family="text">
      <style:text-properties fo:letter-spacing="0.044cm"/>
    </style:style>
    <style:style style:name="T13" style:family="text">
      <style:text-properties fo:letter-spacing="0.046cm"/>
    </style:style>
    <style:style style:name="T14" style:family="text">
      <style:text-properties fo:letter-spacing="-0.122cm"/>
    </style:style>
    <style:style style:name="T15" style:family="text">
      <style:text-properties fo:letter-spacing="-0.123cm"/>
    </style:style>
    <style:style style:name="T16" style:family="text">
      <style:text-properties fo:letter-spacing="-0.004cm"/>
    </style:style>
    <style:style style:name="T17" style:family="text">
      <style:text-properties fo:letter-spacing="-0.004cm" style:text-underline-style="solid" style:text-underline-width="bold" style:text-underline-color="font-color"/>
    </style:style>
    <style:style style:name="T18" style:family="text">
      <style:text-properties fo:letter-spacing="-0.004cm" fo:background-color="#ffff6d" loext:char-shading-value="0"/>
    </style:style>
    <style:style style:name="T19" style:family="text">
      <style:text-properties fo:letter-spacing="-0.004cm" fo:background-color="#ffff6d" loext:char-shading-value="0"/>
    </style:style>
    <style:style style:name="T20" style:family="text">
      <style:text-properties fo:letter-spacing="-0.002cm"/>
    </style:style>
    <style:style style:name="T21" style:family="text">
      <style:text-properties fo:letter-spacing="-0.002cm" style:text-underline-style="solid" style:text-underline-width="bold" style:text-underline-color="font-color"/>
    </style:style>
    <style:style style:name="T22" style:family="text">
      <style:text-properties fo:letter-spacing="-0.002cm" fo:background-color="#ffff6d" loext:char-shading-value="0"/>
    </style:style>
    <style:style style:name="T23" style:family="text">
      <style:text-properties fo:letter-spacing="-0.002cm" fo:background-color="#ffff6d" loext:char-shading-value="0"/>
    </style:style>
    <style:style style:name="T24" style:family="text">
      <style:text-properties fo:letter-spacing="0.004cm"/>
    </style:style>
    <style:style style:name="T25" style:family="text">
      <style:text-properties fo:letter-spacing="0.004cm" fo:background-color="#ffff6d" loext:char-shading-value="0"/>
    </style:style>
    <style:style style:name="T26" style:family="text">
      <style:text-properties fo:letter-spacing="0.004cm" fo:background-color="#ffff6d" loext:char-shading-value="0"/>
    </style:style>
    <style:style style:name="T27" style:family="text">
      <style:text-properties style:text-underline-style="solid" style:text-underline-width="bold" style:text-underline-color="font-color"/>
    </style:style>
    <style:style style:name="T28" style:family="text">
      <style:text-properties fo:letter-spacing="-0.005cm"/>
    </style:style>
    <style:style style:name="T29" style:family="text">
      <style:text-properties fo:letter-spacing="-0.005cm" style:text-underline-style="solid" style:text-underline-width="bold" style:text-underline-color="font-color"/>
    </style:style>
    <style:style style:name="T30" style:family="text">
      <style:text-properties fo:letter-spacing="-0.005cm" fo:background-color="#ffff6d" loext:char-shading-value="0"/>
    </style:style>
    <style:style style:name="T31" style:family="text">
      <style:text-properties fo:letter-spacing="-0.005cm" fo:background-color="#ffff6d" loext:char-shading-value="0"/>
    </style:style>
    <style:style style:name="T32" style:family="text">
      <style:text-properties fo:letter-spacing="0.005cm"/>
    </style:style>
    <style:style style:name="T33" style:family="text">
      <style:text-properties fo:letter-spacing="0.005cm" fo:background-color="#ffff6d" loext:char-shading-value="0"/>
    </style:style>
    <style:style style:name="T34" style:family="text">
      <style:text-properties fo:letter-spacing="-0.113cm"/>
    </style:style>
    <style:style style:name="T35" style:family="text">
      <style:text-properties fo:letter-spacing="-0.113cm" fo:background-color="#ffff6d" loext:char-shading-value="0"/>
    </style:style>
    <style:style style:name="T36" style:family="text">
      <style:text-properties fo:letter-spacing="-0.113cm" fo:background-color="#ffff6d" loext:char-shading-value="0"/>
    </style:style>
    <style:style style:name="T37" style:family="text">
      <style:text-properties fo:letter-spacing="-0.113cm" fo:background-color="#ffff00" loext:char-shading-value="0"/>
    </style:style>
    <style:style style:name="T38" style:family="text">
      <style:text-properties fo:letter-spacing="-0.113cm" fo:background-color="#ffff00" loext:char-shading-value="0"/>
    </style:style>
    <style:style style:name="T39" style:family="text">
      <style:text-properties fo:letter-spacing="-0.113cm" fo:background-color="#ffffa6" loext:char-shading-value="0"/>
    </style:style>
    <style:style style:name="T40" style:family="text">
      <style:text-properties fo:font-size="12pt" style:font-size-asian="12pt"/>
    </style:style>
    <style:style style:name="T41" style:family="text">
      <style:text-properties fo:font-size="12pt" fo:letter-spacing="0.002cm" style:font-size-asian="12pt"/>
    </style:style>
    <style:style style:name="T42" style:family="text">
      <style:text-properties fo:font-size="12pt" fo:letter-spacing="0.002cm" fo:background-color="#ffff6d" loext:char-shading-value="0" style:font-size-asian="12pt"/>
    </style:style>
    <style:style style:name="T43" style:family="text">
      <style:text-properties fo:font-size="12pt" fo:letter-spacing="-0.002cm" style:font-size-asian="12pt"/>
    </style:style>
    <style:style style:name="T44" style:family="text">
      <style:text-properties fo:font-size="12pt" fo:letter-spacing="-0.004cm" style:font-size-asian="12pt"/>
    </style:style>
    <style:style style:name="T45" style:family="text">
      <style:text-properties fo:font-size="12pt" fo:letter-spacing="-0.005cm" style:font-size-asian="12pt"/>
    </style:style>
    <style:style style:name="T46" style:family="text">
      <style:text-properties fo:font-size="12pt" fo:letter-spacing="-0.007cm" style:font-size-asian="12pt"/>
    </style:style>
    <style:style style:name="T47" style:family="text">
      <style:text-properties fo:font-size="12pt" fo:letter-spacing="0.035cm" style:font-size-asian="12pt"/>
    </style:style>
    <style:style style:name="T48" style:family="text">
      <style:text-properties fo:font-size="12pt" fo:letter-spacing="0.041cm" style:font-size-asian="12pt"/>
    </style:style>
    <style:style style:name="T49" style:family="text">
      <style:text-properties fo:font-size="12pt" fo:letter-spacing="0.042cm" style:font-size-asian="12pt"/>
    </style:style>
    <style:style style:name="T50" style:family="text">
      <style:text-properties fo:font-size="12pt" fo:letter-spacing="0.039cm" style:font-size-asian="12pt"/>
    </style:style>
    <style:style style:name="T51" style:family="text">
      <style:text-properties fo:font-size="12pt" fo:letter-spacing="0.037cm" style:font-size-asian="12pt"/>
    </style:style>
    <style:style style:name="T52" style:family="text">
      <style:text-properties fo:font-size="12pt" fo:letter-spacing="0.048cm" style:font-size-asian="12pt"/>
    </style:style>
    <style:style style:name="T53" style:family="text">
      <style:text-properties fo:font-size="12pt" fo:letter-spacing="-0.113cm" style:font-size-asian="12pt"/>
    </style:style>
    <style:style style:name="T54" style:family="text">
      <style:text-properties fo:font-size="12pt" fo:letter-spacing="-0.009cm" style:font-size-asian="12pt"/>
    </style:style>
    <style:style style:name="T55" style:family="text">
      <style:text-properties fo:font-size="12pt" fo:background-color="#b4c7dc" loext:char-shading-value="0" style:font-size-asian="12pt"/>
    </style:style>
    <style:style style:name="T56" style:family="text">
      <style:text-properties fo:font-size="12pt" fo:background-color="#ffff6d" loext:char-shading-value="0" style:font-size-asian="12pt"/>
    </style:style>
    <style:style style:name="T57" style:family="text">
      <style:text-properties style:font-name="Arial" fo:font-style="italic" style:font-style-asian="italic"/>
    </style:style>
    <style:style style:name="T58" style:family="text">
      <style:text-properties style:font-name="Arial" fo:font-style="italic" fo:background-color="#b4c7dc" loext:char-shading-value="0" style:font-style-asian="italic"/>
    </style:style>
    <style:style style:name="T59" style:family="text">
      <style:text-properties style:font-name="Arial" fo:letter-spacing="0.051cm" fo:font-style="italic" style:font-style-asian="italic"/>
    </style:style>
    <style:style style:name="T60" style:family="text">
      <style:text-properties style:font-name="Arial" fo:letter-spacing="0.116cm" fo:font-style="italic" style:font-style-asian="italic"/>
    </style:style>
    <style:style style:name="T61" style:family="text">
      <style:text-properties style:font-name="Arial" fo:font-size="12pt" style:text-underline-style="solid" style:text-underline-width="bold" style:text-underline-color="font-color" fo:font-weight="bold" style:font-size-asian="12pt" style:font-weight-asian="bold"/>
    </style:style>
    <style:style style:name="T62" style:family="text">
      <style:text-properties style:font-name="Arial" fo:font-size="12pt" fo:letter-spacing="-0.007cm" style:text-underline-style="solid" style:text-underline-width="bold" style:text-underline-color="font-color" fo:font-weight="bold" style:font-size-asian="12pt" style:font-weight-asian="bold"/>
    </style:style>
    <style:style style:name="T63" style:family="text">
      <style:text-properties style:font-name="Arial" fo:font-size="12pt" fo:letter-spacing="-0.004cm" style:text-underline-style="solid" style:text-underline-width="bold" style:text-underline-color="font-color" fo:font-weight="bold" style:font-size-asian="12pt" style:font-weight-asian="bold"/>
    </style:style>
    <style:style style:name="T64" style:family="text">
      <style:text-properties fo:letter-spacing="0.116cm"/>
    </style:style>
    <style:style style:name="T65" style:family="text">
      <style:text-properties fo:letter-spacing="0.116cm" fo:background-color="#ffff6d" loext:char-shading-value="0"/>
    </style:style>
    <style:style style:name="T66" style:family="text">
      <style:text-properties fo:letter-spacing="0.116cm" fo:background-color="#ffff6d" loext:char-shading-value="0"/>
    </style:style>
    <style:style style:name="T67" style:family="text">
      <style:text-properties fo:letter-spacing="0.035cm"/>
    </style:style>
    <style:style style:name="T68" style:family="text">
      <style:text-properties fo:letter-spacing="0.037cm"/>
    </style:style>
    <style:style style:name="T69" style:family="text">
      <style:text-properties fo:letter-spacing="0.037cm" fo:background-color="#ffff6d" loext:char-shading-value="0"/>
    </style:style>
    <style:style style:name="T70" style:family="text">
      <style:text-properties fo:letter-spacing="0.039cm"/>
    </style:style>
    <style:style style:name="T71" style:family="text">
      <style:text-properties fo:letter-spacing="0.039cm" fo:background-color="#ffff6d" loext:char-shading-value="0"/>
    </style:style>
    <style:style style:name="T72" style:family="text">
      <style:text-properties fo:letter-spacing="0.034cm"/>
    </style:style>
    <style:style style:name="T73" style:family="text">
      <style:text-properties fo:letter-spacing="0.051cm" fo:background-color="#ffff6d" loext:char-shading-value="0"/>
    </style:style>
    <style:style style:name="T74" style:family="text">
      <style:text-properties fo:letter-spacing="0.048cm"/>
    </style:style>
    <style:style style:name="T75" style:family="text">
      <style:text-properties fo:letter-spacing="0.048cm" fo:background-color="#ffff6d" loext:char-shading-value="0"/>
    </style:style>
    <style:style style:name="T76" style:family="text">
      <style:text-properties fo:letter-spacing="0.049cm" fo:background-color="#ffff6d" loext:char-shading-value="0"/>
    </style:style>
    <style:style style:name="T77" style:family="text">
      <style:text-properties fo:letter-spacing="0.053cm" fo:background-color="#ffff6d" loext:char-shading-value="0"/>
    </style:style>
    <style:style style:name="T78" style:family="text">
      <style:text-properties fo:letter-spacing="0.009cm" fo:background-color="#ffff6d" loext:char-shading-value="0"/>
    </style:style>
    <style:style style:name="T79" style:family="text">
      <style:text-properties fo:letter-spacing="-0.007cm"/>
    </style:style>
    <style:style style:name="T80" style:family="text">
      <style:text-properties fo:letter-spacing="-0.007cm" fo:background-color="#ffff6d" loext:char-shading-value="0"/>
    </style:style>
    <style:style style:name="T81" style:family="text">
      <style:text-properties fo:letter-spacing="0.064cm"/>
    </style:style>
    <style:style style:name="T82" style:family="text">
      <style:text-properties fo:letter-spacing="0.064cm" fo:background-color="#ffff6d" loext:char-shading-value="0"/>
    </style:style>
    <style:style style:name="T83" style:family="text">
      <style:text-properties fo:letter-spacing="0.06cm" fo:background-color="#b4c7dc" loext:char-shading-value="0"/>
    </style:style>
    <style:style style:name="T84" style:family="text">
      <style:text-properties fo:letter-spacing="0.06cm" fo:background-color="#ffff6d" loext:char-shading-value="0"/>
    </style:style>
    <style:style style:name="T85" style:family="text">
      <style:text-properties fo:letter-spacing="0.065cm"/>
    </style:style>
    <style:style style:name="T86" style:family="text">
      <style:text-properties fo:letter-spacing="0.065cm" fo:background-color="#ffff6d" loext:char-shading-value="0"/>
    </style:style>
    <style:style style:name="T87" style:family="text">
      <style:text-properties fo:letter-spacing="0.062cm" fo:background-color="#ffff6d" loext:char-shading-value="0"/>
    </style:style>
    <style:style style:name="T88" style:family="text">
      <style:text-properties fo:letter-spacing="0.083cm" fo:background-color="#ffff6d" loext:char-shading-value="0"/>
    </style:style>
    <style:style style:name="T89" style:family="text">
      <style:text-properties fo:letter-spacing="0.067cm" fo:background-color="#ffff6d" loext:char-shading-value="0"/>
    </style:style>
    <style:style style:name="T90" style:family="text">
      <style:text-properties fo:letter-spacing="-0.115cm" fo:background-color="#ffff6d" loext:char-shading-value="0"/>
    </style:style>
    <style:style style:name="T91" style:family="text">
      <style:text-properties fo:letter-spacing="0.026cm"/>
    </style:style>
    <style:style style:name="T92" style:family="text">
      <style:text-properties fo:letter-spacing="0.032cm"/>
    </style:style>
    <style:style style:name="T93" style:family="text">
      <style:text-properties fo:letter-spacing="0.03cm"/>
    </style:style>
    <style:style style:name="T94" style:family="text">
      <style:text-properties fo:letter-spacing="0.028cm"/>
    </style:style>
    <style:style style:name="T95" style:family="text">
      <style:text-properties fo:background-color="#b4c7dc" loext:char-shading-value="0"/>
    </style:style>
    <style:style style:name="T96" style:family="text">
      <style:text-properties fo:background-color="#ffff6d" loext:char-shading-value="0"/>
    </style:style>
    <style:style style:name="T97" style:family="text">
      <style:text-properties fo:background-color="#ffff6d" loext:char-shading-value="0"/>
    </style:style>
    <style:style style:name="T98" style:family="text">
      <style:text-properties fo:background-color="#ffff00" loext:char-shading-value="0"/>
    </style:style>
    <style:style style:name="T99" style:family="text">
      <style:text-properties fo:background-color="#ffff00" loext:char-shading-value="0"/>
    </style:style>
    <style:style style:name="T100" style:family="text"/>
    <style:style style:name="T101" style:family="text">
      <style:text-properties fo:background-color="#ffffa6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15cm" fo:text-indent="-0.635cm" fo:margin-left="0.8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UNIDAD<text:span text:style-name="T1"> </text:span>5:<text:span text:style-name="T1"> </text:span>CAUSA<text:span text:style-name="T1"> </text:span>DEL<text:span text:style-name="T1"> </text:span>DERECHO:<text:span text:style-name="T1"> </text:span>Hechos<text:span text:style-name="T1"> </text:span>Jurídicos:<text:span text:style-name="T1"> </text:span>Concepto<text:span text:style-name="T1"> </text:span>-<text:span text:style-name="T1"> </text:span>Clasificación - Condiciones internas y externas - Silencio – Acto ilícito.<text:span text:style-name="T1"> </text:span>Actos<text:span text:style-name="T9"> </text:span>jurídicos:<text:span text:style-name="T11"> </text:span>Definición<text:span text:style-name="T12"> </text:span>-<text:span text:style-name="T12"> </text:span>Elementos<text:span text:style-name="T12"> </text:span>-<text:span text:style-name="T13"> </text:span>clasificación<text:span text:style-name="T12"> </text:span>-<text:span text:style-name="T11"> </text:span>Forma.<text:span text:style-name="T11"> </text:span>Vicios<text:span text:style-name="T9"> </text:span>de<text:span text:style-name="T14"> </text:span>la voluntad y Propios del Acto Jurídico - Nulidad: Concepto; Clasificación;<text:span text:style-name="T15"> </text:span>Efectos y<text:span text:style-name="T16"> </text:span>Confirmación<text:span text:style-name="T20"> </text:span>-<text:span text:style-name="T20"> </text:span>Extinción:<text:span text:style-name="T24"> </text:span>Modos<text:span text:style-name="T16"> </text:span>y<text:span text:style-name="T16"> </text:span>Prescripción.</text:p>
        <text:p text:style-name="P24"/>
        <text:h text:style-name="P1" text:outline-level="2"><text:span text:style-name="T27">HECHO</text:span><text:span text:style-name="T29"> </text:span><text:span text:style-name="T27">Y ACTO</text:span><text:span text:style-name="T29"> </text:span><text:span text:style-name="T27">JURÍDICO</text:span></text:h>
        <text:p text:style-name="P4"><text:span text:style-name="T96">Toda</text:span><text:span text:style-name="T4"> </text:span><text:span text:style-name="T96">relación</text:span><text:span text:style-name="T4"> </text:span><text:span text:style-name="T96">jurídica</text:span><text:span text:style-name="T4"> </text:span><text:span text:style-name="T96">reconoce</text:span><text:span text:style-name="T4"> </text:span><text:span text:style-name="T96">su</text:span><text:span text:style-name="T4"> </text:span><text:span text:style-name="T96">origen</text:span><text:span text:style-name="T4"> </text:span><text:span text:style-name="T96">o</text:span><text:span text:style-name="T4"> </text:span><text:span text:style-name="T96">causa</text:span><text:span text:style-name="T4"> </text:span><text:span text:style-name="T96">eficiente</text:span><text:span text:style-name="T4"> </text:span><text:span text:style-name="T96">en</text:span><text:span text:style-name="T4"> </text:span><text:span text:style-name="T96">un</text:span><text:span text:style-name="T4"> </text:span><text:span text:style-name="T96">HECHO que la precede, pues le da nacimiento, modificación, transferencia o</text:span><text:span text:style-name="T4"> </text:span><text:span text:style-name="T96">extinción de los derechos subjetivos que conforman el contenido de la relación</text:span><text:span text:style-name="T4"> </text:span><text:span text:style-name="T96">jurídica</text:span>.<text:span text:style-name="T20"> </text:span>(Tagle, 2006,<text:span text:style-name="T16"> </text:span>p.<text:span text:style-name="T32"> </text:span>79).</text:p>
        <text:p text:style-name="P25"/>
        <text:h text:style-name="P1" text:outline-level="2"><text:span text:style-name="T27">Definición</text:span><text:span text:style-name="T21"> </text:span><text:span text:style-name="T27">de</text:span><text:span text:style-name="T21"> </text:span><text:span text:style-name="T27">hecho</text:span><text:span text:style-name="T21"> </text:span><text:span text:style-name="T27">jurídico</text:span></text:h>
        <text:p text:style-name="P5">Cuando hablamos de hechos jurídicos, no estamos hablando del simple<text:span text:style-name="T1"> </text:span>hecho<text:span text:style-name="T1"> </text:span>acontecimiento,<text:span text:style-name="T1"> </text:span>aquel<text:span text:style-name="T1"> </text:span>que<text:span text:style-name="T1"> </text:span>no<text:span text:style-name="T1"> </text:span>tiene<text:span text:style-name="T1"> </text:span>ninguna<text:span text:style-name="T1"> </text:span>injerencia<text:span text:style-name="T1"> </text:span>en<text:span text:style-name="T1"> </text:span>el<text:span text:style-name="T1"> </text:span>ámbito<text:span text:style-name="T34"> </text:span>jurídico, sino justamente de <text:span text:style-name="T96">aquel que tiene efectos jurídicos;</text:span> es decir, <text:span text:style-name="T96">produce</text:span><text:span text:style-name="T4"> </text:span><text:span text:style-name="T96">derechos y obligaciones entre personas</text:span>, <text:span text:style-name="T96">por ello los denominamos</text:span><text:span text:style-name="T4"> </text:span><text:span text:style-name="T96">hechos</text:span><text:span text:style-name="T4"> </text:span><text:span text:style-name="T96">jurídicos</text:span>, según el art. 257 del Código Civil y Comercial, en adelante C. C. y C.<text:span text:style-name="T1"> </text:span>Para<text:span text:style-name="T1"> </text:span>comprender<text:span text:style-name="T1"> </text:span>cabalmente<text:span text:style-name="T1"> </text:span>esta<text:span text:style-name="T1"> </text:span>temática,<text:span text:style-name="T1"> </text:span>presentamos<text:span text:style-name="T1"> </text:span>el<text:span text:style-name="T1"> </text:span>siguiente<text:span text:style-name="T1"> </text:span>esquema:</text:p>
        <text:list xml:id="list2971771596" text:style-name="L1">
          <text:list-item>
            <text:p text:style-name="P32"><text:span text:style-name="T55">Hecho jurídico natural:</text:span><text:span text:style-name="T40"> son aquellos hechos e</text:span><text:span text:style-name="T56">n los cuales no interviene la</text:span><text:span text:style-name="T42"> </text:span><text:span text:style-name="T56">voluntad del hombre</text:span><text:span text:style-name="T40">, es decir, que </text:span><text:span text:style-name="T56">se producen sin ningún tipo de intervención</text:span><text:span text:style-name="T42"> </text:span><text:span text:style-name="T56">del</text:span><text:span text:style-name="T42"> </text:span><text:span text:style-name="T56">ser</text:span><text:span text:style-name="T42"> </text:span><text:span text:style-name="T56">humano.</text:span><text:span text:style-name="T41"> </text:span><text:span text:style-name="T40">Sin</text:span><text:span text:style-name="T41"> </text:span><text:span text:style-name="T40">embargo,</text:span><text:span text:style-name="T41"> </text:span><text:span text:style-name="T40">estos</text:span><text:span text:style-name="T41"> </text:span><text:span text:style-name="T56">hechos</text:span><text:span text:style-name="T42"> </text:span><text:span text:style-name="T56">naturales</text:span><text:span text:style-name="T42"> </text:span><text:span text:style-name="T56">producen</text:span><text:span text:style-name="T42"> </text:span><text:span text:style-name="T56">efectos</text:span><text:span text:style-name="T42"> </text:span><text:span text:style-name="T56">jurídicos frente al derech</text:span><text:span text:style-name="T40">o. Por ejemplo,</text:span><text:span text:style-name="T56"> un terremoto, la caída de granizo que,</text:span><text:span text:style-name="T42"> </text:span><text:span text:style-name="T56">entre otras obligaciones, puede generar la obligación de reparar, para el caso</text:span><text:span text:style-name="T42"> </text:span><text:span text:style-name="T56">de las aseguradoras;</text:span><text:span text:style-name="T40"> otro ejemplo es la muerte natural de una persona cuyo</text:span><text:span text:style-name="T41"> </text:span><text:span text:style-name="T40">efecto</text:span><text:span text:style-name="T43"> </text:span><text:span text:style-name="T40">jurídico más próximo será</text:span><text:span text:style-name="T43"> </text:span><text:span text:style-name="T40">la</text:span><text:span text:style-name="T41"> </text:span><text:span text:style-name="T40">sucesión.</text:span></text:p>
          </text:list-item>
          <text:list-item>
            <text:p text:style-name="P33"><text:span text:style-name="T55">Hechos humanos:</text:span><text:span text:style-name="T40"> por el contrario, </text:span><text:span text:style-name="T56">los hechos humanos son aquellos en los</text:span><text:span text:style-name="T42"> </text:span><text:span text:style-name="T56">cuales</text:span><text:span text:style-name="T42"> </text:span><text:span text:style-name="T56">sí</text:span><text:span text:style-name="T42"> </text:span><text:span text:style-name="T56">está</text:span><text:span text:style-name="T42"> </text:span><text:span text:style-name="T56">presente</text:span><text:span text:style-name="T42"> </text:span><text:span text:style-name="T56">la</text:span><text:span text:style-name="T42"> </text:span><text:span text:style-name="T56">voluntad</text:span><text:span text:style-name="T42"> </text:span><text:span text:style-name="T56">de</text:span><text:span text:style-name="T42"> </text:span><text:span text:style-name="T56">las</text:span><text:span text:style-name="T42"> </text:span><text:span text:style-name="T56">personas,</text:span><text:span text:style-name="T42"> </text:span><text:span text:style-name="T56">a</text:span><text:span text:style-name="T42"> </text:span><text:span text:style-name="T56">su</text:span><text:span text:style-name="T42"> </text:span><text:span text:style-name="T56">vez</text:span><text:span text:style-name="T42"> </text:span><text:span text:style-name="T56">podemos</text:span><text:span text:style-name="T42"> </text:span><text:span text:style-name="T56">clasificar:</text:span></text:p>
          </text:list-item>
        </text:list>
        <text:list xml:id="list1501314112" text:style-name="L2">
          <text:list-item>
            <text:p text:style-name="P34"><text:span text:style-name="T55">Voluntarios</text:span><text:span text:style-name="T40">: es decir, r</text:span><text:span text:style-name="T56">ealizados con discernimiento, intención y libertad</text:span><text:span text:style-name="T40"> (art.</text:span><text:span text:style-name="T41"> </text:span><text:span text:style-name="T40">260 C.C y</text:span><text:span text:style-name="T44"> </text:span><text:span text:style-name="T40">C.).</text:span></text:p>
          </text:list-item>
          <text:list-item>
            <text:p text:style-name="P35"><text:span text:style-name="T55">Involuntarios</text:span><text:span text:style-name="T40">: </text:span><text:span text:style-name="T56">aquellos en los que pueden estar ausente los elementos de la</text:span><text:span text:style-name="T42"> </text:span><text:span text:style-name="T56">voluntad</text:span><text:span text:style-name="T40">, es decir, </text:span><text:span text:style-name="T56">el discernimiento, intención y/o la libertad.</text:span><text:span text:style-name="T40"> Estos hechos</text:span><text:span text:style-name="T41"> </text:span><text:span text:style-name="T40">involuntarios</text:span><text:span text:style-name="T43"> </text:span><text:span text:style-name="T40">se</text:span><text:span text:style-name="T43"> </text:span><text:span text:style-name="T40">encuentran</text:span><text:span text:style-name="T43"> </text:span><text:span text:style-name="T40">en</text:span><text:span text:style-name="T44"> </text:span><text:span text:style-name="T40">el art.</text:span><text:span text:style-name="T44"> </text:span><text:span text:style-name="T40">261.</text:span></text:p>
          </text:list-item>
        </text:list>
      </text:section>
      <text:p text:style-name="P41"/>
      <text:h text:style-name="P2" text:outline-level="2"><text:span text:style-name="T27">Acto</text:span><text:span text:style-name="T17"> </text:span><text:span text:style-name="T27">jurídico</text:span></text:h>
      <text:p text:style-name="P7">A continuación, estudiaremos los hechos voluntarios, ya que resultan los<text:span text:style-name="T34"> </text:span>trascendentes<text:span text:style-name="T20"> </text:span>en nuestra<text:span text:style-name="T1"> </text:span>materia:</text:p>
      <text:p text:style-name="P23">Los<text:span text:style-name="T28"> </text:span>elementos<text:span text:style-name="T16"> </text:span>internos<text:span text:style-name="T16"> </text:span>son:</text:p>
      <text:list xml:id="list482673163" text:style-name="L3">
        <text:list-item>
          <text:p text:style-name="P42"><text:span text:style-name="T58">Discernimiento:</text:span><text:span text:style-name="T57"> </text:span><text:span text:style-name="T96">es la aptitud de una persona para comprender cuál es el efecto</text:span><text:span text:style-name="T4"> </text:span><text:span text:style-name="T96">del acto que está realizando</text:span>, es<text:span text:style-name="T1"> </text:span>decir, puede <text:span text:style-name="T96">percibir la naturaleza de</text:span><text:span text:style-name="T65"> </text:span><text:span text:style-name="T96">las</text:span><text:span text:style-name="T4"> </text:span><text:span text:style-name="T96">cosas,</text:span><text:span text:style-name="T4"> </text:span><text:span text:style-name="T96">del</text:span><text:span text:style-name="T4"> </text:span><text:span text:style-name="T96">acto,</text:span><text:span text:style-name="T4"> </text:span><text:span text:style-name="T96">y,</text:span><text:span text:style-name="T4"> </text:span><text:span text:style-name="T96">sobre</text:span><text:span text:style-name="T4"> </text:span><text:span text:style-name="T96">todo,</text:span><text:span text:style-name="T4"> </text:span><text:span text:style-name="T96">puede</text:span><text:span text:style-name="T4"> </text:span><text:span text:style-name="T96">comprender</text:span><text:span text:style-name="T4"> </text:span><text:span text:style-name="T96">las</text:span><text:span text:style-name="T4"> </text:span><text:span text:style-name="T96">consecuencias</text:span><text:span text:style-name="T65"> </text:span><text:span text:style-name="T96">del</text:span><text:span text:style-name="T4"> </text:span><text:span text:style-name="T96">mismo</text:span>.</text:p>
        </text:list-item>
        <text:list-item>
          <text:p text:style-name="P43"><text:span text:style-name="T58">Intención:</text:span><text:span text:style-name="T57"> </text:span><text:span text:style-name="T96">es aquella situación en la cual el sujeto quiso llevar adelante el acto</text:span>,<text:span text:style-name="T1"> </text:span>es decir, <text:span text:style-name="T96">efectivamente quiso ejecutar el acto y producir las consecuencias</text:span><text:span text:style-name="T4"> </text:span><text:span text:style-name="T96">jurídicas</text:span><text:span text:style-name="T22"> </text:span><text:span text:style-name="T96">que atañen</text:span><text:span text:style-name="T18"> </text:span><text:span text:style-name="T96">al</text:span><text:span text:style-name="T30"> </text:span><text:span text:style-name="T96">mismo.</text:span></text:p>
        </text:list-item>
        <text:list-item>
          <text:p text:style-name="P43"><text:span text:style-name="T58">Libertad</text:span><text:span text:style-name="T57">: </text:span><text:span text:style-name="T96">es la posibilidad material y moral de elegir, de optar si realizó o no un</text:span><text:span text:style-name="T4"> </text:span><text:span text:style-name="T96">determinado acto</text:span>. Se define por lo general como negación: <text:span text:style-name="T96">habrá libertad en la</text:span><text:span text:style-name="T4"> </text:span><text:span text:style-name="T96">medida</text:span><text:span text:style-name="T4"> </text:span><text:span text:style-name="T96">que</text:span><text:span text:style-name="T4"> </text:span><text:span text:style-name="T96">nadie</text:span><text:span text:style-name="T4"> </text:span><text:span text:style-name="T96">haya</text:span><text:span text:style-name="T4"> </text:span><text:span text:style-name="T96">coaccionado</text:span><text:span text:style-name="T4"> </text:span><text:span text:style-name="T96">al</text:span><text:span text:style-name="T4"> </text:span><text:span text:style-name="T96">sujeto</text:span><text:span text:style-name="T4"> </text:span><text:span text:style-name="T96">para</text:span><text:span text:style-name="T4"> </text:span><text:span text:style-name="T96">que</text:span><text:span text:style-name="T4"> </text:span><text:span text:style-name="T96">realice</text:span><text:span text:style-name="T4"> </text:span><text:span text:style-name="T96">o</text:span><text:span text:style-name="T4"> </text:span><text:span text:style-name="T96">no</text:span><text:span text:style-name="T4"> </text:span><text:span text:style-name="T96">determinado</text:span><text:span text:style-name="T30"> </text:span><text:span text:style-name="T96">acto.</text:span></text:p>
        </text:list-item>
      </text:list>
      <text:p text:style-name="P10"/>
      <text:p text:style-name="P20"><text:span text:style-name="T96">Los elementos externos hacen referencia a cómo se expresa la voluntad</text:span>,<text:span text:style-name="T34"> </text:span>es decir, <text:span text:style-name="T96">cómo es que se manifiesta</text:span>. Es fundamental, para la realización de<text:span text:style-name="T1"> </text:span>cualquier acto, que exista una exteriorización de los hechos, es decir, nuestro<text:span text:style-name="T1"> </text:span>ordenamiento no puede tener en cuenta el mero pensamiento de la persona.<text:span text:style-name="T1"> </text:span>Para<text:span text:style-name="T67"> </text:span>la<text:span text:style-name="T68"> </text:span>exteriorización<text:span text:style-name="T70"> </text:span>de<text:span text:style-name="T67"> </text:span>la<text:span text:style-name="T68"> </text:span>voluntad<text:span text:style-name="T68"> </text:span>existe<text:span text:style-name="T68"> </text:span>en<text:span text:style-name="T67"> </text:span>principio<text:span text:style-name="T68"> </text:span>la<text:span text:style-name="T68"> </text:span>libertad<text:span text:style-name="T72"> </text:span>de<text:span text:style-name="T12"> </text:span>formas.<text:span text:style-name="T34"> </text:span>Si existe una forma predispuesta, el acto que no se otorgue bajo esa forma no<text:span text:style-name="T1"> </text:span>queda concluido, como tal, hasta que se cumpla con dicha forma. La forma<text:span text:style-name="T1"> </text:span>escrita<text:span text:style-name="T1"> </text:span>puede<text:span text:style-name="T1"> </text:span>tener<text:span text:style-name="T1"> </text:span>lugar<text:span text:style-name="T1"> </text:span>por<text:span text:style-name="T1"> </text:span>instrumentos<text:span text:style-name="T1"> </text:span>públicos,<text:span text:style-name="T1"> </text:span>o<text:span text:style-name="T1"> </text:span>por<text:span text:style-name="T1"> </text:span>instrumentos<text:span text:style-name="T1"> </text:span>particulares firmados o no firmados, excepto en los casos en que determinada<text:span text:style-name="T1"> </text:span>instrumentación<text:span text:style-name="T20"> </text:span>sea impuesta.</text:p>
      <text:p text:style-name="P11">Artículo 259: Acto jurídico. <text:span text:style-name="T96">El acto jurídico es el acto voluntario lícito que</text:span><text:span text:style-name="T4"> </text:span><text:span text:style-name="T96">tiene por fin inmediato la adquisición, modificación o extinción de relaciones o</text:span><text:span text:style-name="T4"> </text:span><text:span text:style-name="T96">situaciones</text:span><text:span text:style-name="T22"> </text:span><text:span text:style-name="T96">jurídicas.</text:span></text:p>
      <text:p text:style-name="P6">Se puede decir que <text:span text:style-name="T96">la persona, por medio de su voluntad, está creando,</text:span><text:span text:style-name="T4"> </text:span><text:span text:style-name="T96">modificando,</text:span><text:span text:style-name="T4"> </text:span><text:span text:style-name="T96">transfiriendo,</text:span><text:span text:style-name="T4"> </text:span><text:span text:style-name="T96">conservando</text:span><text:span text:style-name="T4"> </text:span><text:span text:style-name="T96">o</text:span><text:span text:style-name="T4"> </text:span><text:span text:style-name="T96">aniquilando</text:span><text:span text:style-name="T4"> </text:span><text:span text:style-name="T96">derechos;</text:span><text:span text:style-name="T4"> </text:span><text:span text:style-name="T96">es</text:span><text:span text:style-name="T4"> </text:span><text:span text:style-name="T96">decir,</text:span><text:span text:style-name="T4"> </text:span><text:span text:style-name="T96">creando obligaciones y entrando en el terreno jurídico, a diferencia</text:span><text:span text:style-name="T4"> </text:span><text:span text:style-name="T96">de los</text:span><text:span text:style-name="T4"> </text:span><text:span text:style-name="T96">simples</text:span><text:span text:style-name="T18"> </text:span><text:span text:style-name="T96">actos.</text:span></text:p>
      <text:p text:style-name="P60">En<text:span text:style-name="T1"> </text:span>los<text:span text:style-name="T1"> </text:span>a<text:span text:style-name="T96">ctos</text:span><text:span text:style-name="T4"> </text:span><text:span text:style-name="T96">jurídicos</text:span><text:span text:style-name="T1"> </text:span>se<text:span text:style-name="T1"> </text:span>puede<text:span text:style-name="T1"> </text:span>d<text:span text:style-name="T96">iferenciar</text:span><text:span text:style-name="T4"> </text:span><text:span text:style-name="T96">elementos</text:span><text:span text:style-name="T4"> </text:span><text:span text:style-name="T96">naturales,</text:span><text:span text:style-name="T4"> </text:span><text:span text:style-name="T96">esenciales</text:span><text:span text:style-name="T18"> </text:span><text:span text:style-name="T96">y</text:span><text:span text:style-name="T30"> </text:span><text:span text:style-name="T96">accidentales.</text:span></text:p>
      <text:p text:style-name="P6">Los <text:span text:style-name="T95">elementos esenciales</text:span> <text:span text:style-name="T96">son aquellos elementos que no pueden faltar,</text:span><text:span text:style-name="T4"> </text:span><text:span text:style-name="T96">que son imprescindibles para la existencia de un acto jurídico</text:span>, tales elementos<text:span text:style-name="T1"> </text:span>son: <text:span text:style-name="T96">el sujeto, la forma, el objeto y la causa.</text:span> En caso que alguno de estos<text:span text:style-name="T1"> </text:span>elementos faltare, se estaría frente a un acto inválido, que será ineficaz para<text:span text:style-name="T1"> </text:span>producir<text:span text:style-name="T28"> </text:span>consecuencias jurídicas, el acto<text:span text:style-name="T20"> </text:span>será<text:span text:style-name="T28"> </text:span>nulo<text:span text:style-name="T16"> </text:span>o anulable.</text:p>
      <text:list xml:id="list2269799672" text:style-name="L4">
        <text:list-item>
          <text:p text:style-name="P61"><text:span text:style-name="T58">Sujeto</text:span><text:span text:style-name="T57">:</text:span><text:span text:style-name="T59"> </text:span><text:span text:style-name="T96">Es</text:span><text:span text:style-name="T73"> </text:span><text:span text:style-name="T96">la</text:span><text:span text:style-name="T75"> </text:span><text:span text:style-name="T96">persona</text:span><text:span text:style-name="T76"> </text:span><text:span text:style-name="T96">que</text:span><text:span text:style-name="T77"> </text:span><text:span text:style-name="T96">realiza</text:span><text:span text:style-name="T73"> </text:span><text:span text:style-name="T96">el</text:span><text:span text:style-name="T73"> </text:span><text:span text:style-name="T96">acto,</text:span><text:span text:style-name="T73"> </text:span><text:span text:style-name="T96">la</text:span><text:span text:style-name="T77"> </text:span><text:span text:style-name="T96">cual</text:span><text:span text:style-name="T76"> </text:span><text:span text:style-name="T96">necesariamente</text:span><text:span text:style-name="T77"> </text:span><text:span text:style-name="T96">debe</text:span><text:span text:style-name="T77"> </text:span><text:span text:style-name="T96">obrar</text:span><text:span text:style-name="T35"> </text:span><text:span text:style-name="T96">con capacidad, como elemento fundamental para que se configure el acto,</text:span><text:span text:style-name="T65"> </text:span><text:span text:style-name="T96">y</text:span><text:span text:style-name="T4"> </text:span><text:span text:style-name="T96">con</text:span><text:span text:style-name="T22"> </text:span><text:span text:style-name="T96">voluntad sana,</text:span><text:span text:style-name="T18"> </text:span><text:span text:style-name="T96">es</text:span><text:span text:style-name="T18"> </text:span><text:span text:style-name="T96">decir, sin vicios.</text:span></text:p>
        </text:list-item>
        <text:list-item>
          <text:p text:style-name="P44"><text:span text:style-name="T58">Objeto</text:span><text:span text:style-name="T57">: </text:span><text:span text:style-name="T96">deben ser cosas que estén en el comercio y que no sean hechos</text:span><text:span text:style-name="T4"> </text:span><text:span text:style-name="T96">imposibles o prohibidos. Cuando un acto jurídico tiene por objeto algo prohibido</text:span><text:span text:style-name="T35"> </text:span><text:span text:style-name="T96">se</text:span><text:span text:style-name="T22"> </text:span><text:span text:style-name="T96">considera</text:span><text:span text:style-name="T18"> </text:span><text:span text:style-name="T96">nulo,</text:span><text:span text:style-name="T18"> </text:span><text:span text:style-name="T96">como si</text:span><text:span text:style-name="T18"> </text:span><text:span text:style-name="T96">no</text:span><text:span text:style-name="T22"> </text:span><text:span text:style-name="T96">tuviera</text:span><text:span text:style-name="T4"> </text:span><text:span text:style-name="T96">objeto.</text:span></text:p>
        </text:list-item>
        <text:list-item>
          <text:p text:style-name="P44"><text:span text:style-name="T58">Forma</text:span><text:span text:style-name="T57">: </text:span><text:span text:style-name="T96">El código y leyes específicas</text:span>, en algunos casos, <text:span text:style-name="T96">exigen que ciertos</text:span><text:span text:style-name="T4"> </text:span><text:span text:style-name="T96">actos cumplan con una forma particular para que el acto sea válido</text:span>, es decir,<text:span text:style-name="T1"> </text:span><text:span text:style-name="T96">produzca efectos jurídicos</text:span>. <text:span text:style-name="T96">Son una serie de solemnidades que hacen a la</text:span><text:span text:style-name="T4"> </text:span><text:span text:style-name="T96">oponibilidad del acto frente a terceros y a la esencia misma del acto</text:span>: por<text:span text:style-name="T1"> </text:span>ejemplo, <text:span text:style-name="T96">para la compra de un inmueble, debe realizarse la correspondiente</text:span><text:span text:style-name="T4"> </text:span><text:span text:style-name="T96">escritura pública</text:span> (solemnidad absoluta), <text:span text:style-name="T96">que hace a la esencia del acto, y, a su</text:span><text:span text:style-name="T4"> </text:span><text:span text:style-name="T96">vez, para ser oponible frente</text:span><text:span text:style-name="T4"> </text:span><text:span text:style-name="T96">a terceros, se exige que sea inscripto en el</text:span><text:span text:style-name="T4"> </text:span><text:span text:style-name="T96">registro.</text:span></text:p>
        </text:list-item>
        <text:list-item>
          <text:p text:style-name="P44"><text:span text:style-name="T58">Causa</text:span><text:span text:style-name="T57">: </text:span><text:span text:style-name="T96">es la fuente generadora del vínculo jurídico y el antecedente necesario</text:span><text:span text:style-name="T4"> </text:span><text:span text:style-name="T96">legal</text:span><text:span text:style-name="T22"> </text:span><text:span text:style-name="T96">para</text:span><text:span text:style-name="T22"> </text:span><text:span text:style-name="T96">que</text:span><text:span text:style-name="T30"> </text:span><text:span text:style-name="T96">exista.</text:span><text:span text:style-name="T16"> </text:span><text:span text:style-name="T96">Esa</text:span><text:span text:style-name="T22"> </text:span><text:span text:style-name="T96">causa</text:span><text:span text:style-name="T30"> </text:span><text:span text:style-name="T96">debe</text:span><text:span text:style-name="T78"> </text:span><text:span text:style-name="T96">ser</text:span><text:span text:style-name="T80"> </text:span><text:span text:style-name="T96">eficiente</text:span><text:span text:style-name="T18"> </text:span><text:span text:style-name="T96">para crear</text:span><text:span text:style-name="T22"> </text:span><text:span text:style-name="T96">el</text:span><text:span text:style-name="T22"> </text:span><text:span text:style-name="T96">derecho.</text:span></text:p>
          <text:p text:style-name="P44"/>
        </text:list-item>
      </text:list>
      <text:p text:style-name="P9">Los<text:span text:style-name="T81"> </text:span><text:span text:style-name="T95">elementos</text:span><text:span text:style-name="T83"> </text:span><text:span text:style-name="T95">accidentales</text:span><text:span text:style-name="T85"> </text:span><text:span text:style-name="T96">solo</text:span><text:span text:style-name="T82"> </text:span><text:span text:style-name="T96">están</text:span><text:span text:style-name="T86"> </text:span><text:span text:style-name="T96">presentes</text:span><text:span text:style-name="T84"> </text:span><text:span text:style-name="T96">en</text:span><text:span text:style-name="T86"> </text:span><text:span text:style-name="T96">los</text:span><text:span text:style-name="T82"> </text:span><text:span text:style-name="T96">actos</text:span><text:span text:style-name="T86"> </text:span><text:span text:style-name="T96">cuando</text:span><text:span text:style-name="T35"> </text:span><text:span text:style-name="T96">las partes deciden incluirlo</text:span>s. No son esenciales, es decir, <text:span text:style-name="T96">son optativos para las</text:span><text:span text:style-name="T35"> </text:span><text:span text:style-name="T96">partes</text:span>, por lo que, <text:span text:style-name="T96">si la falta de un elemento esencial producía la invalidez del</text:span><text:span text:style-name="T4"> </text:span><text:span text:style-name="T96">acto</text:span>, <text:span text:style-name="T96">ante la falta de un elemento accidental el acto sigue siendo plenamente</text:span><text:span text:style-name="T4"> </text:span><text:span text:style-name="T96">válido</text:span>.<text:span text:style-name="T20"> </text:span>Entre<text:span text:style-name="T16"> </text:span>estos<text:span text:style-name="T16"> </text:span>elementos<text:span text:style-name="T16"> </text:span>accidentales<text:span text:style-name="T28"> </text:span>encontramos:</text:p>
      <text:p text:style-name="P9"/>
      <text:list xml:id="list3514099074" text:style-name="L5">
        <text:list-item>
          <text:p text:style-name="P45"><text:soft-page-break/><text:span text:style-name="T58">Condición</text:span><text:span text:style-name="T57">: </text:span><text:span text:style-name="T96">consiste en subordinar la adquisición o extinción de un derecho a un</text:span><text:span text:style-name="T35"> </text:span><text:span text:style-name="T96">acontecimiento futuro e incierto</text:span>, <text:span text:style-name="T96">que puede o no ocurrir</text:span>. La condición que se<text:span text:style-name="T1"> </text:span>estipula<text:span text:style-name="T1"> </text:span>puede<text:span text:style-name="T1"> </text:span>ser:<text:span text:style-name="T1"> </text:span></text:p>
          <text:list>
            <text:list-item>
              <text:p text:style-name="P45"><text:span text:style-name="T95">Condición</text:span><text:span text:style-name="T3"> </text:span><text:span text:style-name="T95">suspensiva</text:span>:<text:span text:style-name="T4"> </text:span><text:span text:style-name="T96">se</text:span><text:span text:style-name="T4"> </text:span><text:span text:style-name="T96">subordina</text:span><text:span text:style-name="T4"> </text:span><text:span text:style-name="T96">la</text:span><text:span text:style-name="T4"> </text:span><text:span text:style-name="T96">adquisición</text:span><text:span text:style-name="T4"> </text:span><text:span text:style-name="T96">del</text:span><text:span text:style-name="T4"> </text:span><text:span text:style-name="T96">derecho</text:span><text:span text:style-name="T4"> </text:span><text:span text:style-name="T96">al acontecimiento futuro e incierto</text:span>, es decir que <text:span text:style-name="T96">mientras este</text:span><text:span text:style-name="T4"> </text:span><text:span text:style-name="T96">no</text:span><text:span text:style-name="T4"> </text:span><text:span text:style-name="T96">ocurra, el derecho no</text:span><text:span text:style-name="T4"> </text:span><text:span text:style-name="T96">se adquiere,</text:span> por ejemplo, “<text:span text:style-name="T96">el día que</text:span><text:span text:style-name="T4"> </text:span><text:span text:style-name="T96">te recibas de</text:span><text:span text:style-name="T4"> </text:span><text:span text:style-name="T96">martillero</text:span><text:span text:style-name="T10"> </text:span><text:span text:style-name="T96">público,</text:span><text:span text:style-name="T71"> </text:span><text:span text:style-name="T96">te</text:span><text:span text:style-name="T10"> </text:span><text:span text:style-name="T96">dono</text:span><text:span text:style-name="T10"> </text:span><text:span text:style-name="T96">mi</text:span><text:span text:style-name="T69"> </text:span><text:span text:style-name="T96">biblioteca</text:span><text:span text:style-name="T76"> </text:span><text:span text:style-name="T96">persona</text:span>l”;</text:p>
            </text:list-item>
            <text:list-item>
              <text:p text:style-name="P45"><text:span text:style-name="T95">Condición resolutoria</text:span>: <text:span text:style-name="T96">se subordina la extinción del derecho al acontecimiento futuro e</text:span><text:span text:style-name="T4"> </text:span><text:span text:style-name="T96">incierto,</text:span> es decir, <text:span text:style-name="T96">el derecho se</text:span><text:span text:style-name="T4"> </text:span><text:span text:style-name="T96">adquiere</text:span>; pero si acontece<text:span text:style-name="T64"> </text:span>el suceso previsto,<text:span text:style-name="T1"> </text:span><text:span text:style-name="T96">el derecho se extingue</text:span>: por ejemplo, “<text:span text:style-name="T96">te dono mi biblioteca para tus estudios,</text:span><text:span text:style-name="T4"> </text:span><text:span text:style-name="T96">pero</text:span><text:span text:style-name="T22"> </text:span><text:span text:style-name="T96">si transcurren</text:span><text:span text:style-name="T22"> </text:span><text:span text:style-name="T96">cinco años</text:span><text:span text:style-name="T22"> </text:span><text:span text:style-name="T96">y</text:span><text:span text:style-name="T18"> </text:span><text:span text:style-name="T96">no te</text:span><text:span text:style-name="T22"> </text:span><text:span text:style-name="T96">recibes, te la</text:span><text:span text:style-name="T33"> </text:span><text:span text:style-name="T96">quito</text:span>”.</text:p>
            </text:list-item>
          </text:list>
          <text:p text:style-name="P46"/>
        </text:list-item>
      </text:list>
      <text:p text:style-name="P21"><text:span text:style-name="T96">Lo más importante de la condición tanto suspensiva como resolutoria es</text:span><text:span text:style-name="T4"> </text:span><text:span text:style-name="T96">que</text:span><text:span text:style-name="T22"> </text:span><text:span text:style-name="T96">el</text:span><text:span text:style-name="T22"> </text:span><text:span text:style-name="T96">suceso</text:span><text:span text:style-name="T30"> </text:span><text:span text:style-name="T96">futuro</text:span><text:span text:style-name="T30"> </text:span><text:span text:style-name="T96">puede</text:span><text:span text:style-name="T22"> </text:span><text:span text:style-name="T96">o</text:span><text:span text:style-name="T18"> </text:span><text:span text:style-name="T96">no</text:span><text:span text:style-name="T18"> </text:span><text:span text:style-name="T96">ocurrir</text:span>,<text:span text:style-name="T20"> </text:span>es<text:span text:style-name="T20"> </text:span>lo<text:span text:style-name="T1"> </text:span>que<text:span text:style-name="T20"> </text:span>lo<text:span text:style-name="T20"> </text:span>distingue del<text:span text:style-name="T20"> </text:span>plazo.</text:p>
      <text:list xml:id="list992743940" text:style-name="L6">
        <text:list-item>
          <text:p text:style-name="P47"><text:span text:style-name="T58">Cargo</text:span><text:span text:style-name="T57">: </text:span><text:span text:style-name="T96">es una obligación que se impone, en forma accesoria, a quien adquiere</text:span><text:span text:style-name="T4"> </text:span><text:span text:style-name="T96">un</text:span><text:span text:style-name="T4"> </text:span><text:span text:style-name="T96">derecho</text:span>.<text:span text:style-name="T1"> </text:span><text:span text:style-name="T96">Es</text:span><text:span text:style-name="T4"> </text:span><text:span text:style-name="T96">muy</text:span><text:span text:style-name="T4"> </text:span><text:span text:style-name="T96">común</text:span><text:span text:style-name="T4"> </text:span><text:span text:style-name="T96">usar</text:span><text:span text:style-name="T4"> </text:span><text:span text:style-name="T96">este</text:span><text:span text:style-name="T4"> </text:span><text:span text:style-name="T96">tipo</text:span><text:span text:style-name="T4"> </text:span><text:span text:style-name="T96">de</text:span><text:span text:style-name="T4"> </text:span><text:span text:style-name="T96">elemento</text:span><text:span text:style-name="T4"> </text:span><text:span text:style-name="T96">accidental</text:span><text:span text:style-name="T4"> </text:span><text:span text:style-name="T96">en</text:span><text:span text:style-name="T4"> </text:span><text:span text:style-name="T96">las</text:span><text:span text:style-name="T35"> </text:span><text:span text:style-name="T96">donaciones</text:span>, en las cuales <text:span text:style-name="T96">se dona algo, pero con el “cargo” de determinada</text:span><text:span text:style-name="T4"> </text:span><text:span text:style-name="T96">obligación para el aceptante.</text:span> Por ejemplo, “<text:span text:style-name="T96">te donaré mi casa,</text:span><text:span text:style-name="T65"> </text:span><text:span text:style-name="T96">pero con el</text:span><text:span text:style-name="T4"> </text:span><text:span text:style-name="T96">cargo</text:span><text:span text:style-name="T86"> </text:span><text:span text:style-name="T96">de</text:span><text:span text:style-name="T86"> </text:span><text:span text:style-name="T96">que</text:span><text:span text:style-name="T86"> </text:span><text:span text:style-name="T96">construyas</text:span><text:span text:style-name="T86"> </text:span><text:span text:style-name="T96">una</text:span><text:span text:style-name="T86"> </text:span><text:span text:style-name="T96">fundación</text:span><text:span text:style-name="T82"> </text:span><text:span text:style-name="T96">en</text:span><text:span text:style-name="T87"> </text:span><text:span text:style-name="T96">la</text:span><text:span text:style-name="T86"> </text:span><text:span text:style-name="T96">misma</text:span>”.<text:span text:style-name="T81"> </text:span>E<text:span text:style-name="T96">l</text:span><text:span text:style-name="T82"> </text:span><text:span text:style-name="T96">cargo</text:span><text:span text:style-name="T88"> </text:span><text:span text:style-name="T96">no</text:span><text:span text:style-name="T86"> </text:span><text:span text:style-name="T96">debe</text:span><text:span text:style-name="T89"> </text:span><text:span text:style-name="T96">ser</text:span><text:span text:style-name="T90"> </text:span><text:span text:style-name="T96">muy oneroso y, si este no se cumple, puede dejarse sin efecto el acto principal</text:span>,<text:span text:style-name="T1"> </text:span>en<text:span text:style-name="T20"> </text:span>este<text:span text:style-name="T1"> </text:span>caso la<text:span text:style-name="T16"> </text:span>donación.</text:p>
        </text:list-item>
        <text:list-item>
          <text:p text:style-name="P48"><text:span text:style-name="T58">Plazo</text:span><text:span text:style-name="T57">:</text:span><text:span text:style-name="T60"> </text:span><text:span text:style-name="T96">se posterga en el tiempo el ejercicio de un derecho hasta que dicho</text:span><text:span text:style-name="T4"> </text:span><text:span text:style-name="T96">plazo se efectivice</text:span>. <text:span text:style-name="T96">A diferencia con la condición, el plazo fatalmente va a</text:span><text:span text:style-name="T4"> </text:span><text:span text:style-name="T96">ocurrir, quizás no se sepa con certeza cuándo, pero ocurrirá.</text:span> </text:p>
          <text:p text:style-name="P48">El plazo puede<text:span text:style-name="T1"> </text:span>ser:</text:p>
          <text:list>
            <text:list-item>
              <text:p text:style-name="P49"><text:span text:style-name="T95">Cierto</text:span>: <text:span text:style-name="T96">cuando se sabe con precisión cuando acontece, ya sea designando</text:span><text:span text:style-name="T4"> </text:span><text:span text:style-name="T96">fecha</text:span><text:span text:style-name="T4"> </text:span><text:span text:style-name="T96">exacta,</text:span><text:span text:style-name="T1"> </text:span>por<text:span text:style-name="T1"> </text:span>ejemplo,<text:span text:style-name="T1"> </text:span>“<text:span text:style-name="T96">El</text:span><text:span text:style-name="T4"> </text:span><text:span text:style-name="T96">contrato</text:span><text:span text:style-name="T4"> </text:span><text:span text:style-name="T96">será</text:span><text:span text:style-name="T4"> </text:span><text:span text:style-name="T96">exigible</text:span><text:span text:style-name="T4"> </text:span><text:span text:style-name="T96">a</text:span><text:span text:style-name="T4"> </text:span><text:span text:style-name="T96">partir</text:span><text:span text:style-name="T4"> </text:span><text:span text:style-name="T96">del</text:span><text:span text:style-name="T4"> </text:span><text:span text:style-name="T96">11</text:span><text:span text:style-name="T4"> </text:span><text:span text:style-name="T96">de</text:span><text:span text:style-name="T4"> </text:span><text:span text:style-name="T96">septiembre</text:span><text:span text:style-name="T4"> </text:span><text:span text:style-name="T96">de</text:span><text:span text:style-name="T4"> </text:span><text:span text:style-name="T96">2009</text:span>”,<text:span text:style-name="T1"> </text:span>o<text:span text:style-name="T1"> </text:span>designando<text:span text:style-name="T1"> </text:span>un<text:span text:style-name="T1"> </text:span>hecho,<text:span text:style-name="T1"> </text:span>por<text:span text:style-name="T1"> </text:span>ejemplo,<text:span text:style-name="T1"> </text:span>“<text:span text:style-name="T96">la</text:span><text:span text:style-name="T4"> </text:span><text:span text:style-name="T96">próxima</text:span><text:span text:style-name="T4"> </text:span><text:span text:style-name="T96">navidad</text:span>”.</text:p>
              <text:p text:style-name="P49"/>
            </text:list-item>
            <text:list-item>
              <text:p text:style-name="P50"><text:soft-page-break/><text:span text:style-name="T95">Incierto</text:span>: a diferencia del anterior, <text:span text:style-name="T96">no se sabe cuándo va a ocurrir</text:span>, por ejemplo,<text:span text:style-name="T1"> </text:span>“<text:span text:style-name="T96">El</text:span><text:span text:style-name="T4"> </text:span><text:span text:style-name="T96">contrato</text:span><text:span text:style-name="T4"> </text:span><text:span text:style-name="T96">será</text:span><text:span text:style-name="T4"> </text:span><text:span text:style-name="T96">exigible</text:span><text:span text:style-name="T4"> </text:span><text:span text:style-name="T96">el</text:span><text:span text:style-name="T4"> </text:span><text:span text:style-name="T96">día</text:span><text:span text:style-name="T4"> </text:span><text:span text:style-name="T96">en</text:span><text:span text:style-name="T4"> </text:span><text:span text:style-name="T96">que</text:span><text:span text:style-name="T4"> </text:span><text:span text:style-name="T96">fallezca</text:span><text:span text:style-name="T4"> </text:span><text:span text:style-name="T96">“X”</text:span><text:span text:style-name="T4"> </text:span><text:span text:style-name="T96">persona</text:span>”.<text:span text:style-name="T1"> </text:span>En<text:span text:style-name="T1"> </text:span>estos<text:span text:style-name="T1"> </text:span>supuestos, <text:span text:style-name="T96">el acreedor deberá interpelar al deudor para cuando la obligación se</text:span><text:span text:style-name="T35"> </text:span><text:span text:style-name="T96">torne</text:span><text:span text:style-name="T18"> </text:span><text:span text:style-name="T96">exigible.</text:span></text:p>
              <text:p text:style-name="P50"/>
            </text:list-item>
          </text:list>
        </text:list-item>
      </text:list>
      <text:p text:style-name="P15">Los<text:span text:style-name="T95"> elementos naturales</text:span> son aquellos <text:span text:style-name="T96">elementos que están presentes en</text:span><text:span text:style-name="T35"> </text:span><text:span text:style-name="T96">todos</text:span><text:span text:style-name="T80"> </text:span><text:span text:style-name="T96">los</text:span><text:span text:style-name="T18"> </text:span><text:span text:style-name="T96">actos,</text:span><text:span text:style-name="T18"> </text:span><text:span text:style-name="T96">aunque</text:span><text:span text:style-name="T22"> </text:span><text:span text:style-name="T96">las</text:span><text:span text:style-name="T22"> </text:span><text:span text:style-name="T96">partes</text:span><text:span text:style-name="T30"> </text:span><text:span text:style-name="T96">no</text:span><text:span text:style-name="T22"> </text:span><text:span text:style-name="T96">los</text:span><text:span text:style-name="T80"> </text:span><text:span text:style-name="T96">hayan</text:span><text:span text:style-name="T22"> </text:span><text:span text:style-name="T96">previsto,</text:span><text:span text:style-name="T30"> </text:span><text:span text:style-name="T96">en</text:span><text:span text:style-name="T30"> </text:span><text:span text:style-name="T96">forma</text:span><text:span text:style-name="T22"> </text:span><text:span text:style-name="T96">supletoria.</text:span></text:p>
      <text:p text:style-name="P8">Es<text:span text:style-name="T1"> </text:span>importante<text:span text:style-name="T1"> </text:span>destacar<text:span text:style-name="T1"> </text:span>que<text:span text:style-name="T1"> </text:span>estos<text:span text:style-name="T1"> </text:span>elementos<text:span text:style-name="T1"> </text:span>naturales,<text:span text:style-name="T1"> </text:span>como<text:span text:style-name="T1"> </text:span>lo<text:span text:style-name="T1"> </text:span>son<text:span text:style-name="T1"> </text:span>las<text:span text:style-name="T1"> </text:span>garantías que surgen de los contratos bilaterales, <text:span text:style-name="T96">pueden renunciarse en forma</text:span><text:span text:style-name="T35"> </text:span><text:span text:style-name="T96">expresa en</text:span><text:span text:style-name="T18"> </text:span><text:span text:style-name="T96">el contrato.</text:span></text:p>
      <text:p text:style-name="P26"/>
      <text:h text:style-name="P30" text:outline-level="2">VICIOS</text:h>
      <text:p text:style-name="P22"><text:span text:style-name="T61">Vicios</text:span><text:span text:style-name="T62"> </text:span><text:span text:style-name="T61">de la</text:span><text:span text:style-name="T63"> </text:span><text:span text:style-name="T61">voluntad</text:span></text:p>
      <text:p text:style-name="P12">Como<text:span text:style-name="T1"> </text:span>se<text:span text:style-name="T1"> </text:span>estuvo<text:span text:style-name="T1"> </text:span>analizando<text:span text:style-name="T1"> </text:span>precedentemente,<text:span text:style-name="T1"> </text:span><text:span text:style-name="T96">los</text:span><text:span text:style-name="T4"> </text:span><text:span text:style-name="T96">actos</text:span><text:span text:style-name="T4"> </text:span><text:span text:style-name="T96">jurídicos</text:span><text:span text:style-name="T4"> </text:span><text:span text:style-name="T96">voluntarios</text:span><text:span text:style-name="T4"> </text:span><text:span text:style-name="T96">son</text:span><text:span text:style-name="T4"> </text:span><text:span text:style-name="T96">los</text:span><text:span text:style-name="T4"> </text:span><text:span text:style-name="T96">realizados</text:span><text:span text:style-name="T4"> </text:span><text:span text:style-name="T96">con</text:span><text:span text:style-name="T4"> </text:span><text:span text:style-name="T96">intención,</text:span><text:span text:style-name="T4"> </text:span><text:span text:style-name="T96">discernimiento</text:span><text:span text:style-name="T4"> </text:span><text:span text:style-name="T96">y</text:span><text:span text:style-name="T4"> </text:span><text:span text:style-name="T96">libertad,</text:span><text:span text:style-name="T34"> </text:span>elementos<text:span text:style-name="T1"> </text:span>que<text:span text:style-name="T1"> </text:span>fueron<text:span text:style-name="T1"> </text:span>conceptualizados<text:span text:style-name="T1"> </text:span>anteriormente.<text:span text:style-name="T1"> </text:span>Puede<text:span text:style-name="T1"> </text:span>suceder<text:span text:style-name="T1"> </text:span>que<text:span text:style-name="T34"> </text:span><text:span text:style-name="T96">estos elementos contengan algún defecto o vicio,</text:span> <text:span text:style-name="T96">generando la nulidad del acto</text:span><text:span text:style-name="T35"> </text:span><text:span text:style-name="T96">o</text:span><text:span text:style-name="T22"> </text:span><text:span text:style-name="T96">la privación</text:span><text:span text:style-name="T4"> </text:span><text:span text:style-name="T96">de sus</text:span><text:span text:style-name="T30"> </text:span><text:span text:style-name="T96">efectos inmediatos.</text:span></text:p>
      <text:p text:style-name="P16"><text:span text:style-name="T96">El</text:span><text:span text:style-name="T4"> </text:span><text:span text:style-name="T96">discernimiento</text:span><text:span text:style-name="T4"> </text:span><text:span text:style-name="T96">no</text:span><text:span text:style-name="T4"> </text:span><text:span text:style-name="T96">posee</text:span><text:span text:style-name="T4"> </text:span><text:span text:style-name="T96">vicio</text:span>s,<text:span text:style-name="T1"> </text:span>s<text:span text:style-name="T96">e</text:span><text:span text:style-name="T4"> </text:span><text:span text:style-name="T96">posee</text:span><text:span text:style-name="T4"> </text:span><text:span text:style-name="T96">o</text:span><text:span text:style-name="T4"> </text:span><text:span text:style-name="T96">no</text:span><text:span text:style-name="T4"> </text:span><text:span text:style-name="T96">se</text:span><text:span text:style-name="T4"> </text:span><text:span text:style-name="T96">posee</text:span><text:span text:style-name="T4"> </text:span><text:span text:style-name="T96">discernimiento,</text:span><text:span text:style-name="T18"> </text:span><text:span text:style-name="T96">pero</text:span><text:span text:style-name="T80"> </text:span><text:span text:style-name="T96">la</text:span><text:span text:style-name="T30"> </text:span><text:span text:style-name="T96">intención y</text:span><text:span text:style-name="T30"> </text:span><text:span text:style-name="T96">la</text:span><text:span text:style-name="T22"> </text:span><text:span text:style-name="T96">libertad</text:span><text:span text:style-name="T30"> </text:span><text:span text:style-name="T96">sí</text:span><text:span text:style-name="T18"> </text:span><text:span text:style-name="T96">pueden</text:span><text:span text:style-name="T22"> </text:span><text:span text:style-name="T96">afectarse</text:span><text:span text:style-name="T22"> </text:span><text:span text:style-name="T96">por</text:span><text:span text:style-name="T22"> </text:span><text:span text:style-name="T96">vicios.</text:span></text:p>
      <text:p text:style-name="P18">El elemento interno intención puede estar viciado por: </text:p>
      <text:list xml:id="list3089633725" text:style-name="L7">
        <text:list-item>
          <text:p text:style-name="P51"><text:span text:style-name="T95">Error o ignorancia</text:span>:<text:span text:style-name="T34"> </text:span><text:span text:style-name="T96">se</text:span><text:span text:style-name="T4"> </text:span><text:span text:style-name="T96">produce</text:span><text:span text:style-name="T4"> </text:span><text:span text:style-name="T96">cuando</text:span><text:span text:style-name="T4"> </text:span><text:span text:style-name="T96">la</text:span><text:span text:style-name="T4"> </text:span><text:span text:style-name="T96">persona</text:span><text:span text:style-name="T4"> </text:span><text:span text:style-name="T96">tiene</text:span><text:span text:style-name="T4"> </text:span><text:span text:style-name="T96">un</text:span><text:span text:style-name="T4"> </text:span><text:span text:style-name="T96">falso</text:span><text:span text:style-name="T4"> </text:span><text:span text:style-name="T96">conocimiento</text:span><text:span text:style-name="T4"> </text:span><text:span text:style-name="T96">sobre</text:span><text:span text:style-name="T4"> </text:span><text:span text:style-name="T96">algo</text:span><text:span text:style-name="T4"> </text:span><text:span text:style-name="T96">o</text:span><text:span text:style-name="T4"> </text:span><text:span text:style-name="T96">desconoce el significado de algo</text:span>. Frente al error, podemos decir que <text:span text:style-name="T96">puede ser</text:span><text:span text:style-name="T4"> </text:span><text:span text:style-name="T96">de hecho o de derecho</text:span>. <text:span text:style-name="T96">Será un error de hecho cuando se refiera a situaciones</text:span><text:span text:style-name="T35"> </text:span><text:span text:style-name="T96">concretas sobre las cosas</text:span>, sobre situaciones fácticas. En cambio, <text:span text:style-name="T96">será un error</text:span><text:span text:style-name="T4"> </text:span><text:span text:style-name="T96">de derecho cuando la parte desconozca o ignore el régimen jurídico que es</text:span><text:span text:style-name="T4"> </text:span><text:span text:style-name="T96">aplicable</text:span><text:span text:style-name="T30"> </text:span><text:span text:style-name="T96">al acto en cuestión</text:span>.</text:p>
        </text:list-item>
        <text:list-item>
          <text:p text:style-name="P52"><text:span text:style-name="T95">El error de hecho</text:span>: <text:span text:style-name="T96">Puede ser esencial o accidental</text:span>, <text:span text:style-name="T96">dependiendo sobre</text:span><text:span text:style-name="T4"> </text:span><text:span text:style-name="T96">qué elemento del acto recaiga el error</text:span>. <text:span text:style-name="T96">Será esencial si a la persona no le sirve</text:span><text:span text:style-name="T4"> </text:span><text:span text:style-name="T96">la concreción del acto</text:span>, si lo tuvo en miras al momento de celebrarlo; en cambio,<text:span text:style-name="T34"> </text:span><text:span text:style-name="T96">es accidental si no se </text:span><text:soft-page-break/><text:span text:style-name="T96">modifica la esencia del mismo.</text:span> En cuanto a los efectos, <text:span text:style-name="T96">si</text:span><text:span text:style-name="T35"> </text:span><text:span text:style-name="T96">el error es esencial y es excusable</text:span> (<text:span text:style-name="T96">es decir que hubo razones para errar, no es</text:span><text:span text:style-name="T35"> </text:span><text:span text:style-name="T96">que fui negligente</text:span>), <text:span text:style-name="T96">el acto será nulo</text:span>. Veamos un claro ejemplo: <text:span text:style-name="T97">Si una persona</text:span><text:span text:style-name="T36"> </text:span><text:span text:style-name="T97">quiere invertir y compra un auto para usarlo de taxi, y al momento de comprarlo</text:span><text:span text:style-name="T36"> </text:span><text:span text:style-name="T97">cae en el error de comprarlo color “blanco”, creyendo que era verde, el error es</text:span><text:span text:style-name="T5"> </text:span><text:span text:style-name="T97">esencial</text:span>,<text:span text:style-name="T1"> </text:span><text:span text:style-name="T97">porque</text:span><text:span text:style-name="T5"> </text:span><text:span text:style-name="T97">a</text:span><text:span text:style-name="T5"> </text:span><text:span text:style-name="T97">esa</text:span><text:span text:style-name="T5"> </text:span><text:span text:style-name="T97">persona</text:span><text:span text:style-name="T5"> </text:span><text:span text:style-name="T97">no</text:span><text:span text:style-name="T5"> </text:span><text:span text:style-name="T97">le</text:span><text:span text:style-name="T5"> </text:span><text:span text:style-name="T97">sirve</text:span><text:span text:style-name="T5"> </text:span><text:span text:style-name="T97">el</text:span><text:span text:style-name="T5"> </text:span><text:span text:style-name="T97">auto</text:span>.<text:span text:style-name="T1"> </text:span><text:span text:style-name="T97">En</text:span><text:span text:style-name="T5"> </text:span><text:span text:style-name="T97">cambio,</text:span><text:span text:style-name="T5"> </text:span><text:span text:style-name="T97">si</text:span><text:span text:style-name="T5"> </text:span><text:span text:style-name="T97">el</text:span><text:span text:style-name="T5"> </text:span><text:span text:style-name="T97">desconocimiento recae sobre si creyó que los asientos eran de cuero, pero en</text:span><text:span text:style-name="T5"> </text:span><text:span text:style-name="T97">realidad eran de tela común</text:span>, <text:span text:style-name="T97">entonces el error es accidental, no deja de serle</text:span><text:span text:style-name="T5"> </text:span><text:span text:style-name="T97">útil</text:span><text:span text:style-name="T23"> </text:span><text:span text:style-name="T97">el negocio jurídico celebrado.</text:span></text:p>
        </text:list-item>
        <text:list-item>
          <text:p text:style-name="P53"><text:span text:style-name="T95">El error de derecho</text:span>: <text:span text:style-name="T97">Este tipo de error es inexcusable</text:span>, <text:span text:style-name="T97">ya que el derecho</text:span><text:span text:style-name="T5"> </text:span><text:span text:style-name="T97">se reputa conocido por todos</text:span>, <text:span text:style-name="T97">con lo cual el acto realizado gozará de todos sus</text:span><text:span text:style-name="T5"> </text:span><text:span text:style-name="T97">efectos.</text:span> Por lo tanto, <text:span text:style-name="T97">el acto será plenamente válido.</text:span> Veamos, siguiendo con el<text:span text:style-name="T1"> </text:span>ejemplo anterior, esta misma persona l<text:span text:style-name="T97">o compra color blanco, sin saber que en</text:span><text:span text:style-name="T5"> </text:span><text:span text:style-name="T97">Córdoba regía una normativa que exigía que sean de color verde, no puede</text:span><text:span text:style-name="T5"> </text:span><text:span text:style-name="T97">“devolver</text:span><text:span text:style-name="T23"> </text:span><text:span text:style-name="T97">el</text:span><text:span text:style-name="T19"> </text:span><text:span text:style-name="T97">auto”, porque</text:span><text:span text:style-name="T23"> </text:span><text:span text:style-name="T97">desconocía</text:span><text:span text:style-name="T23"> </text:span><text:span text:style-name="T97">esa exigencia</text:span><text:span text:style-name="T23"> </text:span><text:span text:style-name="T97">legal.</text:span></text:p>
        </text:list-item>
      </text:list>
      <text:p text:style-name="P17"><text:span text:style-name="T97">También podemos contemplar el error de cálculo, que no da lugar a la nulidad</text:span><text:span text:style-name="T5"> </text:span><text:span text:style-name="T97">del acto</text:span>, sino s<text:span text:style-name="T97">olamente a su rectificación</text:span>, <text:span text:style-name="T97">excepto</text:span> que sea determinante del<text:span text:style-name="T1"> </text:span><text:span text:style-name="T97">consentimiento</text:span>.</text:p>
      <text:list xml:id="list4217140776" text:style-name="L8">
        <text:list-item>
          <text:p text:style-name="P54"><text:span text:style-name="T95">Dolo</text:span>: El art. 271 del C. C. y C. conceptualiza el dolo y dice: “<text:span text:style-name="T97">es toda</text:span><text:span text:style-name="T5"> </text:span><text:span text:style-name="T97">aserción de lo que es falso o disimulación de lo verdadero, cualquier artificio</text:span>,<text:span text:style-name="T1"> </text:span><text:span text:style-name="T97">astucia o maquinación que se emplee con ese fin</text:span>”. Es decir que, <text:span text:style-name="T97">para que haya</text:span><text:span text:style-name="T36"> </text:span><text:span text:style-name="T97">dolo</text:span>, <text:span text:style-name="T97">debe haber una intención de la otra parte de engañar</text:span>, <text:span text:style-name="T97">de mentir al otro</text:span><text:span text:style-name="T5"> </text:span><text:span text:style-name="T97">para que celebre el acto</text:span>. <text:span text:style-name="T97">Es la conducta maliciosa de un tercero que induce a</text:span><text:span text:style-name="T5"> </text:span><text:span text:style-name="T97">engaño</text:span>.<text:span text:style-name="T91"> </text:span>Para<text:span text:style-name="T92"> </text:span>que<text:span text:style-name="T93"> </text:span>el<text:span text:style-name="T91"> </text:span>dolo<text:span text:style-name="T92"> </text:span>determine<text:span text:style-name="T94"> </text:span>la<text:span text:style-name="T94"> </text:span>nulidad<text:span text:style-name="T94"> </text:span>del<text:span text:style-name="T91"> </text:span>acto,<text:span text:style-name="T94"> </text:span>el<text:span text:style-name="T91"> </text:span>art.<text:span text:style-name="T91"> </text:span>272<text:span text:style-name="T72"> </text:span>del<text:span text:style-name="T92"> </text:span>C.<text:span text:style-name="T92"> </text:span>C.<text:span text:style-name="T74"> </text:span>y C.<text:span text:style-name="T16"> </text:span>nos<text:span text:style-name="T28"> </text:span>dice<text:span text:style-name="T16"> </text:span>que<text:span text:style-name="T28"> </text:span>debe<text:span text:style-name="T20"> </text:span>tener<text:span text:style-name="T16"> </text:span>los<text:span text:style-name="T20"> </text:span>siguientes<text:span text:style-name="T16"> </text:span>requisitos:</text:p>
          <text:list>
            <text:list-item>
              <text:p text:style-name="P39"><text:span text:style-name="T40">Que</text:span><text:span text:style-name="T45"> </text:span><text:span text:style-name="T40">haya</text:span><text:span text:style-name="T44"> </text:span><text:span text:style-name="T40">sido</text:span><text:span text:style-name="T45"> </text:span><text:span text:style-name="T40">grave.</text:span></text:p>
            </text:list-item>
            <text:list-item>
              <text:p text:style-name="P40"><text:span text:style-name="T40">Que</text:span><text:span text:style-name="T44"> </text:span><text:span text:style-name="T40">haya</text:span><text:span text:style-name="T43"> </text:span><text:span text:style-name="T40">sido</text:span><text:span text:style-name="T43"> </text:span><text:span text:style-name="T40">la</text:span><text:span text:style-name="T44"> </text:span><text:span text:style-name="T40">causa</text:span><text:span text:style-name="T43"> </text:span><text:span text:style-name="T40">determinante</text:span><text:span text:style-name="T43"> </text:span><text:span text:style-name="T40">de</text:span><text:span text:style-name="T44"> </text:span><text:span text:style-name="T40">la</text:span><text:span text:style-name="T45"> </text:span><text:span text:style-name="T40">acción.</text:span></text:p>
            </text:list-item>
            <text:list-item>
              <text:p text:style-name="P40"><text:span text:style-name="T40">Que</text:span><text:span text:style-name="T45"> </text:span><text:span text:style-name="T40">haya</text:span><text:span text:style-name="T44"> </text:span><text:span text:style-name="T40">ocasionado</text:span><text:span text:style-name="T44"> </text:span><text:span text:style-name="T40">un</text:span><text:span text:style-name="T46"> </text:span><text:span text:style-name="T40">daño</text:span><text:span text:style-name="T45"> </text:span><text:span text:style-name="T40">importante.</text:span></text:p>
            </text:list-item>
            <text:list-item>
              <text:p text:style-name="P38">Que no haya habido dolo por ambas partes.</text:p>
            </text:list-item>
          </text:list>
        </text:list-item>
      </text:list>
      <text:p text:style-name="P36"/>
      <text:p text:style-name="P36"/>
      <text:p text:style-name="P36"><text:soft-page-break/></text:p>
      <text:p text:style-name="P36"/>
      <text:p text:style-name="P19"><text:span text:style-name="T95">El elemento libertad puede ser viciado por:</text:span> </text:p>
      <text:list xml:id="list3815972016" text:style-name="L9">
        <text:list-item>
          <text:p text:style-name="P55"><text:span text:style-name="T95">La violencia física</text:span>: <text:span text:style-name="T97">existe</text:span><text:span text:style-name="T5"> </text:span><text:span text:style-name="T97">violencia física cuando se emplea</text:span>, <text:span text:style-name="T97">contra un sujeto,</text:span> <text:span text:style-name="T97">una fuerza física suficiente</text:span><text:span text:style-name="T5"> </text:span><text:span text:style-name="T97">para que actúe de determinada manera</text:span>, <text:span text:style-name="T97">coartando de esta manera la libertad</text:span><text:span text:style-name="T5"> </text:span><text:span text:style-name="T97">de decisión</text:span>, <text:span text:style-name="T97">la autodeterminación del sujeto</text:span>. Por ejemplo, <text:span text:style-name="T97">cuando uso a una</text:span><text:span text:style-name="T5"> </text:span><text:span text:style-name="T97">persona como instrumento de un</text:span><text:span text:style-name="T5"> </text:span><text:span text:style-name="T97">tercero para concretar un hecho,</text:span> <text:span text:style-name="T97">la persona</text:span><text:span text:style-name="T5"> </text:span><text:span text:style-name="T97">en</text:span><text:span text:style-name="T23"> </text:span><text:span text:style-name="T97">realidad</text:span><text:span text:style-name="T19"> </text:span><text:span text:style-name="T97">no “actúa”</text:span><text:span text:style-name="T31"> </text:span><text:span text:style-name="T97">si</text:span><text:span text:style-name="T23"> </text:span><text:span text:style-name="T97">no que</text:span><text:span text:style-name="T26"> </text:span><text:span text:style-name="T97">“lo</text:span><text:span text:style-name="T19"> </text:span><text:span text:style-name="T97">hacen</text:span><text:span text:style-name="T19"> </text:span><text:span text:style-name="T97">actuar”.</text:span></text:p>
        </text:list-item>
        <text:list-item>
          <text:p text:style-name="P56"><text:span text:style-name="T95">La violencia moral:</text:span> <text:span text:style-name="T97">que se configura cuando hay intimidación,</text:span> <text:span text:style-name="T97">cuando</text:span><text:span text:style-name="T5"> </text:span><text:span text:style-name="T97">existan amenazas de producir un daño inminente en la persona, bienes, honra</text:span><text:span text:style-name="T5"> </text:span><text:span text:style-name="T97">de una persona. En cuanto a este vicio, para que genere la nulidad del acto,</text:span><text:span text:style-name="T5"> </text:span><text:span text:style-name="T97">deben</text:span><text:span text:style-name="T23"> </text:span><text:span text:style-name="T97">acreditarse</text:span><text:span text:style-name="T31"> </text:span><text:span text:style-name="T97">los</text:span><text:span text:style-name="T19"> </text:span><text:span text:style-name="T97">siguientes elementos:</text:span></text:p>
          <text:list>
            <text:list-item>
              <text:p text:style-name="P62">U<text:span text:style-name="T40">na</text:span><text:span text:style-name="T46"> </text:span><text:span text:style-name="T40">amenaza</text:span><text:span text:style-name="T43"> </text:span><text:span text:style-name="T40">injusta</text:span><text:span text:style-name="T46"> </text:span><text:span text:style-name="T40">e ilegal.</text:span></text:p>
            </text:list-item>
            <text:list-item>
              <text:p text:style-name="P62"><text:span text:style-name="T40">Debe</text:span><text:span text:style-name="T47"> </text:span><text:span text:style-name="T40">referirse</text:span><text:span text:style-name="T48"> </text:span><text:span text:style-name="T40">a</text:span><text:span text:style-name="T49"> </text:span><text:span text:style-name="T40">causar</text:span><text:span text:style-name="T50"> </text:span><text:span text:style-name="T40">un</text:span><text:span text:style-name="T47"> </text:span><text:span text:style-name="T40">mal</text:span><text:span text:style-name="T50"> </text:span><text:span text:style-name="T40">inminente</text:span><text:span text:style-name="T51"> </text:span><text:span text:style-name="T40">y</text:span><text:span text:style-name="T47"> </text:span><text:span text:style-name="T40">grave</text:span><text:span text:style-name="T49"> </text:span><text:span text:style-name="T40">(en</text:span><text:span text:style-name="T48"> </text:span><text:span text:style-name="T40">su</text:span><text:span text:style-name="T52"> </text:span><text:span text:style-name="T40">persona,</text:span><text:span text:style-name="T48"> </text:span><text:span text:style-name="T40">bienes</text:span><text:span text:style-name="T47"> </text:span><text:span text:style-name="T40">o</text:span><text:span text:style-name="T53"> </text:span><text:span text:style-name="T40">seres</text:span><text:span text:style-name="T43"> </text:span><text:span text:style-name="T40">queridos).</text:span></text:p>
            </text:list-item>
            <text:list-item>
              <text:p text:style-name="P62"><text:span text:style-name="T40">Debe</text:span><text:span text:style-name="T44"> </text:span><text:span text:style-name="T40">generar</text:span><text:span text:style-name="T54"> </text:span><text:span text:style-name="T40">un</text:span><text:span text:style-name="T44"> </text:span><text:span text:style-name="T40">temor</text:span><text:span text:style-name="T54"> </text:span><text:span text:style-name="T40">fundado.</text:span></text:p>
            </text:list-item>
          </text:list>
        </text:list-item>
      </text:list>
      <text:list xml:id="list277805639" text:style-name="WWNum3">
        <text:list-header>
          <text:p text:style-name="P37"/>
        </text:list-header>
      </text:list>
      <text:p text:style-name="P27"/>
      <text:p text:style-name="P28"/>
      <text:h text:style-name="P3" text:outline-level="2"><text:span text:style-name="T27">Vicios</text:span><text:span text:style-name="T29"> </text:span><text:span text:style-name="T27">de</text:span><text:span text:style-name="T2"> </text:span><text:span text:style-name="T27">la buena</text:span><text:span text:style-name="T17"> </text:span><text:span text:style-name="T27">fe</text:span></text:h>
      <text:h text:style-name="P3" text:outline-level="2"/>
      <text:p text:style-name="P13">Los vicios de la buena fe son propios, en realidad, de los actos jurídicos.<text:span text:style-name="T1"> </text:span><text:span text:style-name="T97">Son aquellos que afectan</text:span>, valga la redundancia, <text:span text:style-name="T97">la buena fe del mismo acto</text:span><text:span text:style-name="T5"> </text:span><text:span text:style-name="T97">jurídico</text:span>.<text:span text:style-name="T20"> </text:span>Estos vicios pueden<text:span text:style-name="T20"> </text:span>ser:<text:span text:style-name="T28"> </text:span><text:span text:style-name="T97">simulación,</text:span><text:span text:style-name="T19"> </text:span><text:span text:style-name="T97">fraude y</text:span><text:span text:style-name="T31"> </text:span><text:span text:style-name="T97">lesión.</text:span></text:p>
      <text:p text:style-name="P14"><text:span text:style-name="T58">Simulación</text:span><text:span text:style-name="T57">: </text:span>tiene lugar cuando <text:span text:style-name="T97">se encubre el carácter jurídico</text:span><text:span text:style-name="T66"> </text:span><text:span text:style-name="T97">de un acto bajo</text:span><text:span text:style-name="T5"> </text:span><text:span text:style-name="T97">la apariencia de otr</text:span>o; <text:span text:style-name="T97">o cuando el acto contiene cláusulas que no son sinceras,</text:span><text:span text:style-name="T5"> </text:span><text:span text:style-name="T97">o fechas que no son verdaderas</text:span>; o <text:span text:style-name="T97">cuando por él se constituyen o transmiten</text:span><text:span text:style-name="T5"> </text:span><text:span text:style-name="T97">derechos</text:span><text:span text:style-name="T5"> </text:span><text:span text:style-name="T97">a</text:span><text:span text:style-name="T5"> </text:span><text:span text:style-name="T97">personas</text:span><text:span text:style-name="T5"> </text:span><text:span text:style-name="T97">interpuestas</text:span>,<text:span text:style-name="T1"> </text:span><text:span text:style-name="T97">que</text:span><text:span text:style-name="T5"> </text:span><text:span text:style-name="T97">no</text:span><text:span text:style-name="T5"> </text:span><text:span text:style-name="T97">son</text:span><text:span text:style-name="T5"> </text:span><text:span text:style-name="T97">aquellas</text:span><text:span text:style-name="T5"> </text:span><text:span text:style-name="T97">para</text:span><text:span text:style-name="T5"> </text:span><text:span text:style-name="T97">quienes</text:span><text:span text:style-name="T5"> </text:span><text:span text:style-name="T97">en</text:span><text:span text:style-name="T5"> </text:span><text:span text:style-name="T97">realidad</text:span><text:span text:style-name="T23"> </text:span><text:span text:style-name="T97">se constituyen</text:span><text:span text:style-name="T19"> </text:span><text:span text:style-name="T97">o</text:span><text:span text:style-name="T5"> </text:span><text:span text:style-name="T97">transmiten.</text:span></text:p>
      <text:p text:style-name="P58"><text:span text:style-name="T58">Fraude:</text:span><text:span text:style-name="T57"> </text:span><text:span text:style-name="T97">todo acreedor quirografario puede demandar la revocación de los actos</text:span><text:span text:style-name="T36"> </text:span><text:span text:style-name="T97">celebrados por el deudor en perjuicio de sus derechos.</text:span> </text:p>
      <text:p text:style-name="P58"/>
      <text:p text:style-name="P58"/>
      <text:p text:style-name="P58"><text:soft-page-break/>Requisitos para que<text:span text:style-name="T1"> </text:span>proceda:</text:p>
      <text:list xml:id="list10195326" text:style-name="L11">
        <text:list-item>
          <text:p text:style-name="P63">Que<text:span text:style-name="T79"> </text:span>el<text:span text:style-name="T16"> </text:span>deudor<text:span text:style-name="T20"> </text:span>se<text:span text:style-name="T16"> </text:span>encuentre<text:span text:style-name="T79"> </text:span>en<text:span text:style-name="T28"> </text:span>estado<text:span text:style-name="T79"> </text:span>de<text:span text:style-name="T16"> </text:span>insolvencia.</text:p>
        </text:list-item>
        <text:list-item>
          <text:p text:style-name="P64">Que el perjuicio de los acreedores resulte del acto mismo del deudor, o que<text:span text:style-name="T1"> </text:span>antes<text:span text:style-name="T79"> </text:span>ya se<text:span text:style-name="T1"> </text:span>encuentre<text:span text:style-name="T16"> </text:span>insolvente.</text:p>
        </text:list-item>
        <text:list-item>
          <text:p text:style-name="P65">Que el crédito, en virtud del cual se intenta acción, sea de una fecha anterior al<text:span text:style-name="T1"> </text:span>estado<text:span text:style-name="T20"> </text:span>de insolvencia<text:span text:style-name="T16"> </text:span>del deudor.</text:p>
        </text:list-item>
      </text:list>
      <text:p text:style-name="P59">Esta acción <text:span text:style-name="T97">la pueden efectuar todos los acreedores, y el efecto que</text:span><text:span text:style-name="T5"> </text:span><text:span text:style-name="T97">tendrá será el de revocar el acto frente al interés del acreedor que lo pidió, y</text:span><text:span text:style-name="T5"> </text:span><text:span text:style-name="T97">hasta</text:span><text:span text:style-name="T19"> </text:span><text:span text:style-name="T97">el</text:span><text:span text:style-name="T31"> </text:span><text:span text:style-name="T97">monto</text:span><text:span text:style-name="T23"> </text:span><text:span text:style-name="T97">de su crédito.</text:span></text:p>
      <text:list xml:id="list2108102323" text:style-name="L10">
        <text:list-item>
          <text:p text:style-name="P57"><text:span text:style-name="T58">Lesión:</text:span><text:span text:style-name="T57"> </text:span><text:span text:style-name="T97">podrá demandarse la nulidad o la modificación de los actos jurídicos</text:span><text:span text:style-name="T5"> </text:span><text:span text:style-name="T97">cuando</text:span><text:span text:style-name="T5"> </text:span><text:span text:style-name="T97">una</text:span><text:span text:style-name="T5"> </text:span><text:span text:style-name="T97">de</text:span><text:span text:style-name="T5"> </text:span><text:span text:style-name="T97">las</text:span><text:span text:style-name="T5"> </text:span><text:span text:style-name="T97">partes,</text:span><text:span text:style-name="T1"> </text:span>e<text:span text:style-name="T97">xplotando</text:span><text:span text:style-name="T5"> </text:span><text:span text:style-name="T97">la</text:span><text:span text:style-name="T5"> </text:span><text:span text:style-name="T97">necesidad,</text:span><text:span text:style-name="T5"> </text:span><text:span text:style-name="T97">debilidad</text:span><text:span text:style-name="T5"> </text:span><text:span text:style-name="T97">psíquica</text:span><text:span text:style-name="T5"> </text:span><text:span text:style-name="T97">o</text:span><text:span text:style-name="T5"> </text:span><text:span text:style-name="T97">inexperiencia de la otra</text:span>, <text:span text:style-name="T97">obtuviera, por medio de ello, una ventaja patrimonial</text:span><text:span text:style-name="T5"> </text:span><text:span text:style-name="T97">evidentemente</text:span><text:span text:style-name="T19"> </text:span><text:span text:style-name="T97">desproporcionada y</text:span><text:span text:style-name="T19"> </text:span><text:span text:style-name="T97">sin justificació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8cm" fo:margin-right="0.205cm" fo:text-align="justify" style:justify-single-word="false" fo:text-indent="0cm" style:auto-text-indent="false"/>
      <style:text-properties style:font-name="Arial MT" fo:font-family="'Arial MT'" style:font-family-generic="roman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Arial" fo:font-family="Arial" style:font-family-generic="roman" style:font-pitch="variable" fo:font-size="12pt" fo:language="es" fo:country="E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18cm" fo:margin-right="0.206cm" fo:margin-top="0.134cm" fo:margin-bottom="0cm" style:contextual-spacing="false" fo:text-align="justify" style:justify-single-word="false" fo:text-indent="0cm" style:auto-text-indent="false"/>
      <style:text-properties style:font-name="Arial MT" fo:font-family="'Arial MT'" style:font-family-generic="roman" style:font-pitch="variable" fo:font-size="13pt" fo:language="es" fo:country="ES" style:font-name-asian="Arial MT2" style:font-family-asian="'Arial MT'" style:font-family-generic-asian="system" style:font-pitch-asian="variable" style:font-size-asian="13pt" style:language-asian="en" style:country-asian="US" style:font-name-complex="Arial MT2" style:font-family-complex="'Arial MT'" style:font-family-generic-complex="system" style:font-pitch-complex="variable" style:font-size-complex="13pt" style:language-complex="ar" style:country-complex="SA"/>
    </style:style>
    <style:style style:name="List_20_Paragraph" style:display-name="List Paragraph" style:family="paragraph" style:parent-style-name="Standard">
      <style:paragraph-properties fo:margin-left="0.533cm" fo:margin-right="0cm" fo:text-align="justify" style:justify-single-word="false" fo:text-indent="-0.355cm" style:auto-text-indent="false"/>
      <style:text-properties style:font-name="Arial MT" fo:font-family="'Arial MT'" style:font-family-generic="roman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" fo:font-family="'Arial MT'" style:font-family-generic="roman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99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355cm" fo:margin-left="0.1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1.69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3.21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4.7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6.26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7.78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9.30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10.8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5cm" fo:margin-left="12.3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1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69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21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4.7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6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78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9.30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82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2.3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4cm" fo:margin-left="0.18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1.69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3.219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4.7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6.262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7.78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9.305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10.827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54cm" fo:margin-left="12.3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822cm" fo:margin-right="2.787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28cm" fo:margin-bottom="0.494cm" fo:margin-left="2.822cm" fo:margin-right="2.787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2-10-10T19:57:52</meta:creation-date>
    <dc:date>2022-10-12T15:09:47.530600350</dc:date>
    <meta:editing-duration>PT2H39M7S</meta:editing-duration>
    <meta:generator>LibreOffice/7.3.6.2$Linux_X86_64 LibreOffice_project/30$Build-2</meta:generator>
    <meta:editing-cycles>8</meta:editing-cycles>
    <meta:document-statistic meta:table-count="0" meta:image-count="0" meta:object-count="0" meta:page-count="8" meta:paragraph-count="71" meta:word-count="2301" meta:character-count="13799" meta:non-whitespace-character-count="11599"/>
    <meta:user-defined meta:name="AppVersion">12.0000</meta:user-defined>
    <meta:user-defined meta:name="Created" meta:value-type="date">2021-09-11T00:00:00</meta:user-defined>
    <meta:user-defined meta:name="Creator">Microsoft® Office Word 2007</meta:user-defined>
    <meta:user-defined meta:name="LastSaved" meta:value-type="date">2022-10-10T00:00:00</meta:user-defined>
    <meta:template xlink:type="simple" xlink:actuate="onRequest" xlink:title="Normal" xlink:href=""/>
  </office:meta>
</office:document-meta>
</file>